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26 to 50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ipedia.org/wiki/Nashik" xlink:type="simple">Nashik</text:a></text:p>
          </table:table-cell>
          <table:table-cell office:value-type="float" office:value="1486973" calcext:value-type="float">
            <text:p>1486973</text:p>
          </table:table-cell>
          <table:table-cell office:value-type="float" office:value="1077236" calcext:value-type="float">
            <text:p>1077236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Faridabad" xlink:type="simple">Faridabad</text:a></text:p>
          </table:table-cell>
          <table:table-cell office:value-type="float" office:value="1404653" calcext:value-type="float">
            <text:p>1404653</text:p>
          </table:table-cell>
          <table:table-cell office:value-type="float" office:value="1055938" calcext:value-type="float">
            <text:p>1055938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ipedia.org/wiki/Meerut" xlink:type="simple">Meerut</text:a></text:p>
          </table:table-cell>
          <table:table-cell office:value-type="float" office:value="1309023" calcext:value-type="float">
            <text:p>1309023</text:p>
          </table:table-cell>
          <table:table-cell office:value-type="float" office:value="1039405" calcext:value-type="float">
            <text:p>1039405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ipedia.org/wiki/Rajkot" xlink:type="simple">Rajkot</text:a></text:p>
          </table:table-cell>
          <table:table-cell office:value-type="float" office:value="1286995" calcext:value-type="float">
            <text:p>1286995</text:p>
          </table:table-cell>
          <table:table-cell office:value-type="float" office:value="967476" calcext:value-type="float">
            <text:p>967476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ipedia.org/wiki/Kalyan-Dombivali" xlink:type="simple">Kalyan-Dombivali</text:a></text:p>
          </table:table-cell>
          <table:table-cell office:value-type="float" office:value="1246381" calcext:value-type="float">
            <text:p>1246381</text:p>
          </table:table-cell>
          <table:table-cell office:value-type="float" office:value="1193512" calcext:value-type="float">
            <text:p>1193512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ipedia.org/wiki/Vasai-Virar" xlink:type="simple">Vasai-Virar</text:a></text:p>
          </table:table-cell>
          <table:table-cell office:value-type="float" office:value="1221233" calcext:value-type="float">
            <text:p>1221233</text:p>
          </table:table-cell>
          <table:table-cell office:value-type="float" office:value="693350" calcext:value-type="float">
            <text:p>693350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ipedia.org/wiki/Varanasi" xlink:type="simple">Varanasi</text:a></text:p>
          </table:table-cell>
          <table:table-cell office:value-type="float" office:value="1201815" calcext:value-type="float">
            <text:p>1201815</text:p>
          </table:table-cell>
          <table:table-cell office:value-type="float" office:value="1091918" calcext:value-type="float">
            <text:p>1091918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ipedia.org/wiki/Srinagar" xlink:type="simple">Srinagar</text:a></text:p>
          </table:table-cell>
          <table:table-cell office:value-type="float" office:value="1192792" calcext:value-type="float">
            <text:p>1192792</text:p>
          </table:table-cell>
          <table:table-cell office:value-type="float" office:value="898440" calcext:value-type="float">
            <text:p>898440</text:p>
          </table:table-cell>
          <table:table-cell office:value-type="string" calcext:value-type="string">
            <text:p><text:a xlink:href="https://en.wikipedia.org/wiki/Jammu_and_Kashmir" xlink:type="simple">Jammu and Kashmir</text:a>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ipedia.org/wiki/Aurangabad,_Maharashtra" xlink:type="simple">Aurangabad</text:a></text:p>
          </table:table-cell>
          <table:table-cell office:value-type="float" office:value="1171330" calcext:value-type="float">
            <text:p>1171330</text:p>
          </table:table-cell>
          <table:table-cell office:value-type="float" office:value="873311" calcext:value-type="float">
            <text:p>873311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ipedia.org/wiki/Dhanbad" xlink:type="simple">Dhanbad</text:a></text:p>
          </table:table-cell>
          <table:table-cell office:value-type="float" office:value="1161561" calcext:value-type="float">
            <text:p>1161561</text:p>
          </table:table-cell>
          <table:table-cell office:value-type="float" office:value="1065327" calcext:value-type="float">
            <text:p>1065327</text:p>
          </table:table-cell>
          <table:table-cell office:value-type="string" calcext:value-type="string">
            <text:p><text:a xlink:href="https://en.wikipedia.org/wiki/Jharkhand" xlink:type="simple">Jharkhand</text:a>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ipedia.org/wiki/Amritsar" xlink:type="simple">Amritsar</text:a></text:p>
          </table:table-cell>
          <table:table-cell office:value-type="float" office:value="1132761" calcext:value-type="float">
            <text:p>1132761</text:p>
          </table:table-cell>
          <table:table-cell office:value-type="float" office:value="966862" calcext:value-type="float">
            <text:p>966862</text:p>
          </table:table-cell>
          <table:table-cell office:value-type="string" calcext:value-type="string">
            <text:p><text:a xlink:href="https://en.wikipedia.org/wiki/Punjab_(India)" xlink:type="simple">Punjab</text:a>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ipedia.org/wiki/Navi_Mumbai" xlink:type="simple">Navi Mumbai</text:a></text:p>
          </table:table-cell>
          <table:table-cell office:value-type="float" office:value="1119477" calcext:value-type="float">
            <text:p>1119477</text:p>
          </table:table-cell>
          <table:table-cell office:value-type="float" office:value="704002" calcext:value-type="float">
            <text:p>704002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ipedia.org/wiki/Allahabad" xlink:type="simple">Allahabad</text:a></text:p>
          </table:table-cell>
          <table:table-cell office:value-type="float" office:value="1117094" calcext:value-type="float">
            <text:p>1117094</text:p>
          </table:table-cell>
          <table:table-cell office:value-type="float" office:value="975393" calcext:value-type="float">
            <text:p>975393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ipedia.org/wiki/Ranchi" xlink:type="simple">Ranchi</text:a></text:p>
          </table:table-cell>
          <table:table-cell office:value-type="float" office:value="1073440" calcext:value-type="float">
            <text:p>1073440</text:p>
          </table:table-cell>
          <table:table-cell office:value-type="float" office:value="847093" calcext:value-type="float">
            <text:p>847093</text:p>
          </table:table-cell>
          <table:table-cell office:value-type="string" calcext:value-type="string">
            <text:p><text:a xlink:href="https://en.wikipedia.org/wiki/Jharkhand" xlink:type="simple">Jharkhand</text:a>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en.wikipedia.org/wiki/Howrah" xlink:type="simple">Howrah</text:a> (city area)</text:p>
          </table:table-cell>
          <table:table-cell office:value-type="float" office:value="1072161" calcext:value-type="float">
            <text:p>1072161</text:p>
          </table:table-cell>
          <table:table-cell office:value-type="float" office:value="1007532" calcext:value-type="float">
            <text:p>1007532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en.wikipedia.org/wiki/Jabalpur" xlink:type="simple">Jabalpur</text:a></text:p>
          </table:table-cell>
          <table:table-cell office:value-type="float" office:value="1054336" calcext:value-type="float">
            <text:p>1054336</text:p>
          </table:table-cell>
          <table:table-cell office:value-type="float" office:value="932484" calcext:value-type="float">
            <text:p>932484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en.wikipedia.org/wiki/Gwalior" xlink:type="simple">Gwalior</text:a></text:p>
          </table:table-cell>
          <table:table-cell office:value-type="float" office:value="1053505" calcext:value-type="float">
            <text:p>1053505</text:p>
          </table:table-cell>
          <table:table-cell office:value-type="float" office:value="827026" calcext:value-type="float">
            <text:p>827026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en.wikipedia.org/wiki/Vijayawada" xlink:type="simple">Vijayawada</text:a></text:p>
          </table:table-cell>
          <table:table-cell office:value-type="float" office:value="1034358" calcext:value-type="float">
            <text:p>1034358</text:p>
          </table:table-cell>
          <table:table-cell office:value-type="float" office:value="851282" calcext:value-type="float">
            <text:p>851282</text:p>
          </table:table-cell>
          <table:table-cell office:value-type="string" calcext:value-type="string">
            <text:p><text:a xlink:href="https://en.wikipedia.org/wiki/Andhra_Pradesh" xlink:type="simple">Andhra Pradesh</text:a><text:a xlink:href="https://en.wikipedia.org/wiki/List_of_cities_in_India_by_population#cite_note-22" xlink:type="simple">[21]</text:a>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en.wikipedia.org/wiki/Jodhpur" xlink:type="simple">Jodhpur</text:a></text:p>
          </table:table-cell>
          <table:table-cell office:value-type="float" office:value="1033918" calcext:value-type="float">
            <text:p>1033918</text:p>
          </table:table-cell>
          <table:table-cell office:value-type="float" office:value="851051" calcext:value-type="float">
            <text:p>851051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en.wikipedia.org/wiki/Raipur,_Chhattisgarh" xlink:type="simple">Raipur</text:a></text:p>
          </table:table-cell>
          <table:table-cell office:value-type="float" office:value="1010087" calcext:value-type="float">
            <text:p>1010087</text:p>
          </table:table-cell>
          <table:table-cell office:value-type="float" office:value="605747" calcext:value-type="float">
            <text:p>605747</text:p>
          </table:table-cell>
          <table:table-cell office:value-type="string" calcext:value-type="string">
            <text:p><text:a xlink:href="https://en.wikipedia.org/wiki/Chhattisgarh" xlink:type="simple">Chhattisgarh</text:a>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en.wikipedia.org/wiki/Kota,_Rajasthan" xlink:type="simple">Kota</text:a><text:a xlink:href="https://en.wikipedia.org/wiki/List_of_cities_in_India_by_population#cite_note-23" xlink:type="simple">[22]</text:a></text:p>
          </table:table-cell>
          <table:table-cell office:value-type="float" office:value="1001694" calcext:value-type="float">
            <text:p>1001694</text:p>
          </table:table-cell>
          <table:table-cell office:value-type="float" office:value="694316" calcext:value-type="float">
            <text:p>694316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en.wikipedia.org/wiki/Guwahati" xlink:type="simple">Guwahati</text:a></text:p>
          </table:table-cell>
          <table:table-cell office:value-type="float" office:value="963429" calcext:value-type="float">
            <text:p>963429</text:p>
          </table:table-cell>
          <table:table-cell office:value-type="float" office:value="809895" calcext:value-type="float">
            <text:p>809895</text:p>
          </table:table-cell>
          <table:table-cell office:value-type="string" calcext:value-type="string">
            <text:p><text:a xlink:href="https://en.wikipedia.org/wiki/Assam" xlink:type="simple">Assam</text:a>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en.wikipedia.org/wiki/Chandigarh" xlink:type="simple">Chandigarh</text:a></text:p>
          </table:table-cell>
          <table:table-cell office:value-type="float" office:value="960787" calcext:value-type="float">
            <text:p>960787</text:p>
          </table:table-cell>
          <table:table-cell office:value-type="float" office:value="808515" calcext:value-type="float">
            <text:p>808515</text:p>
          </table:table-cell>
          <table:table-cell office:value-type="string" calcext:value-type="string">
            <text:p><text:a xlink:href="https://en.wikipedia.org/wiki/Chandigarh" xlink:type="simple">Chandigarh</text:a>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en.wikipedia.org/wiki/Solapur" xlink:type="simple">Solapur</text:a></text:p>
          </table:table-cell>
          <table:table-cell office:value-type="float" office:value="951118" calcext:value-type="float">
            <text:p>951118</text:p>
          </table:table-cell>
          <table:table-cell office:value-type="float" office:value="872478" calcext:value-type="float">
            <text:p>872478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en.wikipedia.org/wiki/Hubballi-Dharwad" xlink:type="simple">Hubballi-Dharwad</text:a></text:p>
          </table:table-cell>
          <table:table-cell office:value-type="float" office:value="943857" calcext:value-type="float">
            <text:p>943857</text:p>
          </table:table-cell>
          <table:table-cell office:value-type="float" office:value="786195" calcext:value-type="float">
            <text:p>786195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1">
          <table:table-cell table:style-name="ce1" office:value-type="string" calcext:value-type="string">
            <text:p>51 to 75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en.wikipedia.org/wiki/Tiruchirappalli" xlink:type="simple">Tiruchirappalli</text:a><text:a xlink:href="https://en.wikipedia.org/wiki/List_of_cities_in_India_by_population#cite_note-24" xlink:type="simple">[23]</text:a></text:p>
          </table:table-cell>
          <table:table-cell office:value-type="float" office:value="916674" calcext:value-type="float">
            <text:p>916674</text:p>
          </table:table-cell>
          <table:table-cell office:value-type="float" office:value="752066" calcext:value-type="float">
            <text:p>752066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en.wikipedia.org/wiki/Bareilly" xlink:type="simple">Bareilly</text:a></text:p>
          </table:table-cell>
          <table:table-cell office:value-type="float" office:value="898167" calcext:value-type="float">
            <text:p>898167</text:p>
          </table:table-cell>
          <table:table-cell office:value-type="float" office:value="718395" calcext:value-type="float">
            <text:p>718395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en.wikipedia.org/wiki/Mysore" xlink:type="simple">Mysore</text:a></text:p>
          </table:table-cell>
          <table:table-cell office:value-type="float" office:value="887446" calcext:value-type="float">
            <text:p>887446</text:p>
          </table:table-cell>
          <table:table-cell office:value-type="float" office:value="755379" calcext:value-type="float">
            <text:p>755379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n.wikipedia.org/wiki/Tiruppur" xlink:type="simple">Tiruppur</text:a></text:p>
          </table:table-cell>
          <table:table-cell office:value-type="float" office:value="877778" calcext:value-type="float">
            <text:p>877778</text:p>
          </table:table-cell>
          <table:table-cell office:value-type="float" office:value="644543" calcext:value-type="float">
            <text:p>644543</text:p>
          </table:table-cell>
          <table:table-cell office:value-type="string" calcext:value-type="string">
            <text:p><text:a xlink:href="https://en.wikipedia.org/wiki/Tamilnadu" xlink:type="simple">Tamilnadu</text:a>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en.wikipedia.org/wiki/Gurgaon" xlink:type="simple">Gurgaon</text:a></text:p>
          </table:table-cell>
          <table:table-cell office:value-type="float" office:value="876824" calcext:value-type="float">
            <text:p>876824</text:p>
          </table:table-cell>
          <table:table-cell office:value-type="float" office:value="173542" calcext:value-type="float">
            <text:p>173542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en.wikipedia.org/wiki/Aligarh" xlink:type="simple">Aligarh</text:a></text:p>
          </table:table-cell>
          <table:table-cell office:value-type="float" office:value="872575" calcext:value-type="float">
            <text:p>872575</text:p>
          </table:table-cell>
          <table:table-cell office:value-type="float" office:value="669087" calcext:value-type="float">
            <text:p>669087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en.wikipedia.org/wiki/Jalandhar" xlink:type="simple">Jalandhar</text:a></text:p>
          </table:table-cell>
          <table:table-cell office:value-type="float" office:value="862196" calcext:value-type="float">
            <text:p>862196</text:p>
          </table:table-cell>
          <table:table-cell office:value-type="float" office:value="706043" calcext:value-type="float">
            <text:p>706043</text:p>
          </table:table-cell>
          <table:table-cell office:value-type="string" calcext:value-type="string">
            <text:p><text:a xlink:href="https://en.wikipedia.org/wiki/Punjab_(India)" xlink:type="simple">Punjab</text:a>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en.wikipedia.org/wiki/Bhubaneswar" xlink:type="simple">Bhubaneswar</text:a></text:p>
          </table:table-cell>
          <table:table-cell office:value-type="float" office:value="837737" calcext:value-type="float">
            <text:p>837737</text:p>
          </table:table-cell>
          <table:table-cell office:value-type="float" office:value="648032" calcext:value-type="float">
            <text:p>648032</text:p>
          </table:table-cell>
          <table:table-cell office:value-type="string" calcext:value-type="string">
            <text:p><text:a xlink:href="https://en.wikipedia.org/wiki/Odisha" xlink:type="simple">Odisha</text:a>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en.wikipedia.org/wiki/Salem,_Tamil_Nadu" xlink:type="simple">Salem</text:a></text:p>
          </table:table-cell>
          <table:table-cell office:value-type="float" office:value="831038" calcext:value-type="float">
            <text:p>831038</text:p>
          </table:table-cell>
          <table:table-cell office:value-type="float" office:value="696760" calcext:value-type="float">
            <text:p>696760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en.wikipedia.org/wiki/Mira-Bhayandar" xlink:type="simple">Mira-Bhayandar</text:a></text:p>
          </table:table-cell>
          <table:table-cell office:value-type="float" office:value="814655" calcext:value-type="float">
            <text:p>814655</text:p>
          </table:table-cell>
          <table:table-cell office:value-type="float" office:value="520388" calcext:value-type="float">
            <text:p>520388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en.wikipedia.org/wiki/Warangal" xlink:type="simple">Warangal</text:a><text:a xlink:href="https://en.wikipedia.org/wiki/List_of_cities_in_India_by_population#cite_note-25" xlink:type="simple">[24]</text:a></text:p>
          </table:table-cell>
          <table:table-cell office:value-type="float" office:value="811844" calcext:value-type="float">
            <text:p>811844</text:p>
          </table:table-cell>
          <table:table-cell office:value-type="float" office:value="530636" calcext:value-type="float">
            <text:p>530636</text:p>
          </table:table-cell>
          <table:table-cell office:value-type="string" calcext:value-type="string">
            <text:p><text:a xlink:href="https://en.wikipedia.org/wiki/Telangana" xlink:type="simple">Telangana</text:a>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en.wikipedia.org/wiki/Thiruvananthapuram" xlink:type="simple">Thiruvananthapuram</text:a></text:p>
          </table:table-cell>
          <table:table-cell office:value-type="float" office:value="752490" calcext:value-type="float">
            <text:p>752490</text:p>
          </table:table-cell>
          <table:table-cell office:value-type="float" office:value="744983" calcext:value-type="float">
            <text:p>744983</text:p>
          </table:table-cell>
          <table:table-cell office:value-type="string" calcext:value-type="string">
            <text:p><text:a xlink:href="https://en.wikipedia.org/wiki/Kerala" xlink:type="simple">Kerala</text:a>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ipedia.org/wiki/Guntur" xlink:type="simple">Guntur</text:a><text:a xlink:href="https://en.wikipedia.org/wiki/List_of_cities_in_India_by_population#cite_note-26" xlink:type="simple">[25]</text:a></text:p>
          </table:table-cell>
          <table:table-cell office:value-type="float" office:value="743354" calcext:value-type="float">
            <text:p>743354</text:p>
          </table:table-cell>
          <table:table-cell office:value-type="float" office:value="514461" calcext:value-type="float">
            <text:p>514461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en.wikipedia.org/wiki/Bhiwandi" xlink:type="simple">Bhiwandi</text:a></text:p>
          </table:table-cell>
          <table:table-cell office:value-type="float" office:value="711329" calcext:value-type="float">
            <text:p>711329</text:p>
          </table:table-cell>
          <table:table-cell office:value-type="float" office:value="598741" calcext:value-type="float">
            <text:p>598741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en.wikipedia.org/wiki/Saharanpur" xlink:type="simple">Saharanpur</text:a></text:p>
          </table:table-cell>
          <table:table-cell office:value-type="float" office:value="703345" calcext:value-type="float">
            <text:p>703345</text:p>
          </table:table-cell>
          <table:table-cell office:value-type="float" office:value="455754" calcext:value-type="float">
            <text:p>455754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en.wikipedia.org/wiki/Gorakhpur" xlink:type="simple">Gorakhpur</text:a></text:p>
          </table:table-cell>
          <table:table-cell office:value-type="float" office:value="671048" calcext:value-type="float">
            <text:p>671048</text:p>
          </table:table-cell>
          <table:table-cell office:value-type="float" office:value="622701" calcext:value-type="float">
            <text:p>622701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en.wikipedia.org/wiki/Bikaner" xlink:type="simple">Bikaner</text:a></text:p>
          </table:table-cell>
          <table:table-cell office:value-type="float" office:value="647804" calcext:value-type="float">
            <text:p>647804</text:p>
          </table:table-cell>
          <table:table-cell office:value-type="float" office:value="529690" calcext:value-type="float">
            <text:p>529690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en.wikipedia.org/wiki/Amravati" xlink:type="simple">Amravati</text:a></text:p>
          </table:table-cell>
          <table:table-cell office:value-type="float" office:value="646801" calcext:value-type="float">
            <text:p>646801</text:p>
          </table:table-cell>
          <table:table-cell office:value-type="float" office:value="549510" calcext:value-type="float">
            <text:p>549510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en.wikipedia.org/wiki/Noida" xlink:type="simple">Noida</text:a></text:p>
          </table:table-cell>
          <table:table-cell office:value-type="float" office:value="642381" calcext:value-type="float">
            <text:p>642381</text:p>
          </table:table-cell>
          <table:table-cell office:value-type="float" office:value="305058" calcext:value-type="float">
            <text:p>305058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en.wikipedia.org/wiki/Jamshedpur" xlink:type="simple">Jamshedpur</text:a></text:p>
          </table:table-cell>
          <table:table-cell office:value-type="float" office:value="631364" calcext:value-type="float">
            <text:p>631364</text:p>
          </table:table-cell>
          <table:table-cell office:value-type="float" office:value="573096" calcext:value-type="float">
            <text:p>573096</text:p>
          </table:table-cell>
          <table:table-cell office:value-type="string" calcext:value-type="string">
            <text:p><text:a xlink:href="https://en.wikipedia.org/wiki/Jharkhand" xlink:type="simple">Jharkhand</text:a>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en.wikipedia.org/wiki/Bhilai" xlink:type="simple">Bhilai</text:a></text:p>
          </table:table-cell>
          <table:table-cell office:value-type="float" office:value="625697" calcext:value-type="float">
            <text:p>625697</text:p>
          </table:table-cell>
          <table:table-cell office:value-type="float" office:value="556366" calcext:value-type="float">
            <text:p>556366</text:p>
          </table:table-cell>
          <table:table-cell office:value-type="string" calcext:value-type="string">
            <text:p><text:a xlink:href="https://en.wikipedia.org/wiki/Chhattisgarh" xlink:type="simple">Chhattisgarh</text:a>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en.wikipedia.org/wiki/Cuttack" xlink:type="simple">Cuttack</text:a></text:p>
          </table:table-cell>
          <table:table-cell office:value-type="float" office:value="606007" calcext:value-type="float">
            <text:p>606007</text:p>
          </table:table-cell>
          <table:table-cell office:value-type="float" office:value="534654" calcext:value-type="float">
            <text:p>534654</text:p>
          </table:table-cell>
          <table:table-cell office:value-type="string" calcext:value-type="string">
            <text:p><text:a xlink:href="https://en.wikipedia.org/wiki/Odisha" xlink:type="simple">Odisha</text:a>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en.wikipedia.org/wiki/Firozabad" xlink:type="simple">Firozabad</text:a></text:p>
          </table:table-cell>
          <table:table-cell office:value-type="float" office:value="603797" calcext:value-type="float">
            <text:p>603797</text:p>
          </table:table-cell>
          <table:table-cell office:value-type="float" office:value="279102" calcext:value-type="float">
            <text:p>279102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en.wikipedia.org/wiki/Kochi,_India" xlink:type="simple">Kochi</text:a></text:p>
          </table:table-cell>
          <table:table-cell office:value-type="float" office:value="601574" calcext:value-type="float">
            <text:p>601574</text:p>
          </table:table-cell>
          <table:table-cell office:value-type="float" office:value="596473" calcext:value-type="float">
            <text:p>596473</text:p>
          </table:table-cell>
          <table:table-cell office:value-type="string" calcext:value-type="string">
            <text:p><text:a xlink:href="https://en.wikipedia.org/wiki/Kerala" xlink:type="simple">Kerala</text:a></text:p>
          </table:table-cell>
        </table:table-row>
        <table:table-row table:style-name="ro1">
          <table:table-cell table:style-name="ce1" office:value-type="string" calcext:value-type="string">
            <text:p>76 to 100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en.wikipedia.org/wiki/Nellore" xlink:type="simple">Nellore</text:a><text:a xlink:href="https://en.wikipedia.org/wiki/List_of_cities_in_India_by_population#cite_note-27" xlink:type="simple">[26]</text:a></text:p>
          </table:table-cell>
          <table:table-cell office:value-type="float" office:value="600869" calcext:value-type="float">
            <text:p>600869</text:p>
          </table:table-cell>
          <table:table-cell office:value-type="float" office:value="378428" calcext:value-type="float">
            <text:p>378428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en.wikipedia.org/wiki/Bhavnagar" xlink:type="simple">Bhavnagar</text:a></text:p>
          </table:table-cell>
          <table:table-cell office:value-type="float" office:value="593768" calcext:value-type="float">
            <text:p>593768</text:p>
          </table:table-cell>
          <table:table-cell office:value-type="float" office:value="511085" calcext:value-type="float">
            <text:p>511085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en.wikipedia.org/wiki/Dehradun" xlink:type="simple">Dehradun</text:a></text:p>
          </table:table-cell>
          <table:table-cell office:value-type="float" office:value="578420" calcext:value-type="float">
            <text:p>578420</text:p>
          </table:table-cell>
          <table:table-cell office:value-type="float" office:value="426674" calcext:value-type="float">
            <text:p>426674</text:p>
          </table:table-cell>
          <table:table-cell office:value-type="string" calcext:value-type="string">
            <text:p><text:a xlink:href="https://en.wikipedia.org/wiki/Uttarakhand" xlink:type="simple">Uttarakhand</text:a>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en.wikipedia.org/wiki/Durgapur,_West_Bengal" xlink:type="simple">Durgapur</text:a></text:p>
          </table:table-cell>
          <table:table-cell office:value-type="float" office:value="566937" calcext:value-type="float">
            <text:p>566937</text:p>
          </table:table-cell>
          <table:table-cell office:value-type="float" office:value="493405" calcext:value-type="float">
            <text:p>493405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en.wikipedia.org/wiki/Asansol" xlink:type="simple">Asansol</text:a></text:p>
          </table:table-cell>
          <table:table-cell office:value-type="float" office:value="564491" calcext:value-type="float">
            <text:p>564491</text:p>
          </table:table-cell>
          <table:table-cell office:value-type="float" office:value="475439" calcext:value-type="float">
            <text:p>475439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en.wikipedia.org/wiki/Rourkela" xlink:type="simple">Rourkela</text:a></text:p>
          </table:table-cell>
          <table:table-cell office:value-type="float" office:value="552734" calcext:value-type="float">
            <text:p>552734</text:p>
          </table:table-cell>
          <table:table-cell office:value-type="float" office:value="426354" calcext:value-type="float">
            <text:p>426354</text:p>
          </table:table-cell>
          <table:table-cell office:value-type="string" calcext:value-type="string">
            <text:p><text:a xlink:href="https://en.wikipedia.org/wiki/Odisha" xlink:type="simple">Odisha</text:a>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en.wikipedia.org/wiki/Nanded" xlink:type="simple">Nanded</text:a></text:p>
          </table:table-cell>
          <table:table-cell office:value-type="float" office:value="550564" calcext:value-type="float">
            <text:p>550564</text:p>
          </table:table-cell>
          <table:table-cell office:value-type="float" office:value="430733" calcext:value-type="float">
            <text:p>430733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en.wikipedia.org/wiki/Kolhapur" xlink:type="simple">Kolhapur</text:a></text:p>
          </table:table-cell>
          <table:table-cell office:value-type="float" office:value="549283" calcext:value-type="float">
            <text:p>549283</text:p>
          </table:table-cell>
          <table:table-cell office:value-type="float" office:value="493167" calcext:value-type="float">
            <text:p>493167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en.wikipedia.org/wiki/Ajmer" xlink:type="simple">Ajmer</text:a></text:p>
          </table:table-cell>
          <table:table-cell office:value-type="float" office:value="542580" calcext:value-type="float">
            <text:p>542580</text:p>
          </table:table-cell>
          <table:table-cell office:value-type="float" office:value="485575" calcext:value-type="float">
            <text:p>485575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en.wikipedia.org/wiki/Akola_city" xlink:type="simple">Akola</text:a></text:p>
          </table:table-cell>
          <table:table-cell office:value-type="float" office:value="537149" calcext:value-type="float">
            <text:p>537149</text:p>
          </table:table-cell>
          <table:table-cell office:value-type="float" office:value="400520" calcext:value-type="float">
            <text:p>400520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en.wikipedia.org/wiki/Gulbarga" xlink:type="simple">Gulbarga</text:a></text:p>
          </table:table-cell>
          <table:table-cell office:value-type="float" office:value="532031" calcext:value-type="float">
            <text:p>532031</text:p>
          </table:table-cell>
          <table:table-cell office:value-type="float" office:value="422569" calcext:value-type="float">
            <text:p>422569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en.wikipedia.org/wiki/Jamnagar" xlink:type="simple">Jamnagar</text:a></text:p>
          </table:table-cell>
          <table:table-cell office:value-type="float" office:value="529308" calcext:value-type="float">
            <text:p>529308</text:p>
          </table:table-cell>
          <table:table-cell office:value-type="float" office:value="443518" calcext:value-type="float">
            <text:p>443518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en.wikipedia.org/wiki/Ujjain" xlink:type="simple">Ujjain</text:a></text:p>
          </table:table-cell>
          <table:table-cell office:value-type="float" office:value="515215" calcext:value-type="float">
            <text:p>515215</text:p>
          </table:table-cell>
          <table:table-cell office:value-type="float" office:value="430427" calcext:value-type="float">
            <text:p>430427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en.wikipedia.org/wiki/Loni,_India" xlink:type="simple">Loni</text:a></text:p>
          </table:table-cell>
          <table:table-cell office:value-type="float" office:value="512296" calcext:value-type="float">
            <text:p>512296</text:p>
          </table:table-cell>
          <table:table-cell office:value-type="float" office:value="120945" calcext:value-type="float">
            <text:p>120945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en.wikipedia.org/wiki/Siliguri" xlink:type="simple">Siliguri</text:a></text:p>
          </table:table-cell>
          <table:table-cell office:value-type="float" office:value="509709" calcext:value-type="float">
            <text:p>509709</text:p>
          </table:table-cell>
          <table:table-cell office:value-type="float" office:value="472374" calcext:value-type="float">
            <text:p>472374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en.wikipedia.org/wiki/Jhansi" xlink:type="simple">Jhansi</text:a></text:p>
          </table:table-cell>
          <table:table-cell office:value-type="float" office:value="507293" calcext:value-type="float">
            <text:p>507293</text:p>
          </table:table-cell>
          <table:table-cell office:value-type="float" office:value="383644" calcext:value-type="float">
            <text:p>383644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en.wikipedia.org/wiki/Ulhasnagar" xlink:type="simple">Ulhasnagar</text:a></text:p>
          </table:table-cell>
          <table:table-cell office:value-type="float" office:value="506937" calcext:value-type="float">
            <text:p>506937</text:p>
          </table:table-cell>
          <table:table-cell office:value-type="float" office:value="473731" calcext:value-type="float">
            <text:p>473731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en.wikipedia.org/wiki/Jammu" xlink:type="simple">Jammu</text:a><text:a xlink:href="https://en.wikipedia.org/wiki/List_of_cities_in_India_by_population#cite_note-28" xlink:type="simple">[27]</text:a></text:p>
          </table:table-cell>
          <table:table-cell office:value-type="float" office:value="503690" calcext:value-type="float">
            <text:p>503690</text:p>
          </table:table-cell>
          <table:table-cell office:value-type="float" office:value="369959" calcext:value-type="float">
            <text:p>369959</text:p>
          </table:table-cell>
          <table:table-cell office:value-type="string" calcext:value-type="string">
            <text:p><text:a xlink:href="https://en.wikipedia.org/wiki/Jammu_and_Kashmir" xlink:type="simple">Jammu and Kashmir</text:a>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en.wikipedia.org/wiki/Sangli-Miraj_%26_Kupwad" xlink:type="simple">Sangli-Miraj &amp; Kupwad</text:a></text:p>
          </table:table-cell>
          <table:table-cell office:value-type="float" office:value="502697" calcext:value-type="float">
            <text:p>502697</text:p>
          </table:table-cell>
          <table:table-cell office:value-type="float" office:value="436781" calcext:value-type="float">
            <text:p>436781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ipedia.org/wiki/Mangalore" xlink:type="simple">Mangalore</text:a></text:p>
          </table:table-cell>
          <table:table-cell office:value-type="float" office:value="499486" calcext:value-type="float">
            <text:p>499486</text:p>
          </table:table-cell>
          <table:table-cell office:value-type="float" office:value="399565" calcext:value-type="float">
            <text:p>399565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ipedia.org/wiki/Erode" xlink:type="simple">Erode</text:a><text:a xlink:href="https://en.wikipedia.org/wiki/List_of_cities_in_India_by_population#cite_note-29" xlink:type="simple">[28]</text:a></text:p>
          </table:table-cell>
          <table:table-cell office:value-type="float" office:value="498129" calcext:value-type="float">
            <text:p>498129</text:p>
          </table:table-cell>
          <table:table-cell office:value-type="float" office:value="173600" calcext:value-type="float">
            <text:p>173600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ipedia.org/wiki/Belgaum" xlink:type="simple">Belgaum</text:a></text:p>
          </table:table-cell>
          <table:table-cell office:value-type="float" office:value="488292" calcext:value-type="float">
            <text:p>488292</text:p>
          </table:table-cell>
          <table:table-cell office:value-type="float" office:value="399653" calcext:value-type="float">
            <text:p>399653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ipedia.org/wiki/Ambattur" xlink:type="simple">Ambattur</text:a></text:p>
          </table:table-cell>
          <table:table-cell office:value-type="float" office:value="478134" calcext:value-type="float">
            <text:p>478134</text:p>
          </table:table-cell>
          <table:table-cell office:value-type="float" office:value="310967" calcext:value-type="float">
            <text:p>310967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ipedia.org/wiki/Tirunelveli" xlink:type="simple">Tirunelveli</text:a></text:p>
          </table:table-cell>
          <table:table-cell office:value-type="float" office:value="473637" calcext:value-type="float">
            <text:p>473637</text:p>
          </table:table-cell>
          <table:table-cell office:value-type="float" office:value="411831" calcext:value-type="float">
            <text:p>411831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ipedia.org/wiki/Malegaon" xlink:type="simple">Malegaon</text:a></text:p>
          </table:table-cell>
          <table:table-cell office:value-type="float" office:value="471006" calcext:value-type="float">
            <text:p>471006</text:p>
          </table:table-cell>
          <table:table-cell office:value-type="float" office:value="409403" calcext:value-type="float">
            <text:p>409403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1">
          <table:table-cell table:style-name="ce1" office:value-type="string" calcext:value-type="string">
            <text:p>100 to 125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ipedia.org/wiki/Gaya,_India" xlink:type="simple">Gaya</text:a></text:p>
          </table:table-cell>
          <table:table-cell office:value-type="float" office:value="463454" calcext:value-type="float">
            <text:p>463454</text:p>
          </table:table-cell>
          <table:table-cell office:value-type="float" office:value="385432" calcext:value-type="float">
            <text:p>385432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ipedia.org/wiki/Jalgaon" xlink:type="simple">Jalgaon</text:a></text:p>
          </table:table-cell>
          <table:table-cell office:value-type="float" office:value="460468" calcext:value-type="float">
            <text:p>460468</text:p>
          </table:table-cell>
          <table:table-cell office:value-type="float" office:value="368618" calcext:value-type="float">
            <text:p>368618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ipedia.org/wiki/Udaipur" xlink:type="simple">Udaipur</text:a></text:p>
          </table:table-cell>
          <table:table-cell office:value-type="float" office:value="451735" calcext:value-type="float">
            <text:p>451735</text:p>
          </table:table-cell>
          <table:table-cell office:value-type="float" office:value="389438" calcext:value-type="float">
            <text:p>389438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ipedia.org/wiki/Maheshtala" xlink:type="simple">Maheshtala</text:a></text:p>
          </table:table-cell>
          <table:table-cell office:value-type="float" office:value="449423" calcext:value-type="float">
            <text:p>449423</text:p>
          </table:table-cell>
          <table:table-cell office:value-type="float" office:value="385266" calcext:value-type="float">
            <text:p>385266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ipedia.org/wiki/Davanagere" xlink:type="simple">Davanagere</text:a></text:p>
          </table:table-cell>
          <table:table-cell office:value-type="float" office:value="435128" calcext:value-type="float">
            <text:p>435128</text:p>
          </table:table-cell>
          <table:table-cell office:value-type="float" office:value="364523" calcext:value-type="float">
            <text:p>364523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ipedia.org/wiki/Kozhikode" xlink:type="simple">Kozhikode</text:a></text:p>
          </table:table-cell>
          <table:table-cell office:value-type="float" office:value="432097" calcext:value-type="float">
            <text:p>432097</text:p>
          </table:table-cell>
          <table:table-cell office:value-type="float" office:value="436556" calcext:value-type="float">
            <text:p>436556</text:p>
          </table:table-cell>
          <table:table-cell office:value-type="string" calcext:value-type="string">
            <text:p><text:a xlink:href="https://en.wikipedia.org/wiki/Kerala" xlink:type="simple">Kerala</text:a>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ipedia.org/wiki/Kurnool" xlink:type="simple">Kurnool</text:a></text:p>
          </table:table-cell>
          <table:table-cell office:value-type="float" office:value="430214" calcext:value-type="float">
            <text:p>430214</text:p>
          </table:table-cell>
          <table:table-cell office:value-type="float" office:value="269122" calcext:value-type="float">
            <text:p>269122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ipedia.org/wiki/Rajpur_Sonarpur" xlink:type="simple">Rajpur Sonarpur</text:a></text:p>
          </table:table-cell>
          <table:table-cell office:value-type="float" office:value="423806" calcext:value-type="float">
            <text:p>423806</text:p>
          </table:table-cell>
          <table:table-cell office:value-type="float" office:value="336707" calcext:value-type="float">
            <text:p>336707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ipedia.org/wiki/Rajahmundry" xlink:type="simple">Rajahmundry</text:a><text:a xlink:href="https://en.wikipedia.org/wiki/List_of_cities_in_India_by_population#cite_note-30" xlink:type="simple">[29]</text:a><text:a xlink:href="https://en.wikipedia.org/wiki/List_of_cities_in_India_by_population#cite_note-31" xlink:type="simple">[30]</text:a></text:p>
          </table:table-cell>
          <table:table-cell office:value-type="float" office:value="419818" calcext:value-type="float">
            <text:p>419818</text:p>
          </table:table-cell>
          <table:table-cell office:value-type="float" office:value="315251" calcext:value-type="float">
            <text:p>315251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ipedia.org/wiki/Bokaro_Steel_City" xlink:type="simple">Bokaro</text:a></text:p>
          </table:table-cell>
          <table:table-cell office:value-type="float" office:value="413934" calcext:value-type="float">
            <text:p>413934</text:p>
          </table:table-cell>
          <table:table-cell office:value-type="float" office:value="393805" calcext:value-type="float">
            <text:p>393805</text:p>
          </table:table-cell>
          <table:table-cell office:value-type="string" calcext:value-type="string">
            <text:p><text:a xlink:href="https://en.wikipedia.org/wiki/Jharkhand" xlink:type="simple">Jharkhand</text:a>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ipedia.org/wiki/South_Dumdum" xlink:type="simple">South Dumdum</text:a></text:p>
          </table:table-cell>
          <table:table-cell office:value-type="float" office:value="410524" calcext:value-type="float">
            <text:p>410524</text:p>
          </table:table-cell>
          <table:table-cell office:value-type="float" office:value="392444" calcext:value-type="float">
            <text:p>392444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ipedia.org/wiki/Bellary" xlink:type="simple">Bellary</text:a></text:p>
          </table:table-cell>
          <table:table-cell office:value-type="float" office:value="409644" calcext:value-type="float">
            <text:p>409644</text:p>
          </table:table-cell>
          <table:table-cell office:value-type="float" office:value="316766" calcext:value-type="float">
            <text:p>316766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ipedia.org/wiki/Patiala" xlink:type="simple">Patiala</text:a></text:p>
          </table:table-cell>
          <table:table-cell office:value-type="float" office:value="405164" calcext:value-type="float">
            <text:p>405164</text:p>
          </table:table-cell>
          <table:table-cell office:value-type="float" office:value="303151" calcext:value-type="float">
            <text:p>303151</text:p>
          </table:table-cell>
          <table:table-cell office:value-type="string" calcext:value-type="string">
            <text:p><text:a xlink:href="https://en.wikipedia.org/wiki/Punjab_(India)" xlink:type="simple">Punjab</text:a>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ipedia.org/wiki/Gopalpur,_West_Bengal" xlink:type="simple">Gopalpur</text:a></text:p>
          </table:table-cell>
          <table:table-cell office:value-type="float" office:value="404991" calcext:value-type="float">
            <text:p>404991</text:p>
          </table:table-cell>
          <table:table-cell office:value-type="float" office:value="271811" calcext:value-type="float">
            <text:p>271811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ipedia.org/wiki/Agartala" xlink:type="simple">Agartala</text:a></text:p>
          </table:table-cell>
          <table:table-cell office:value-type="float" office:value="399688" calcext:value-type="float">
            <text:p>399688</text:p>
          </table:table-cell>
          <table:table-cell office:value-type="float" office:value="271811" calcext:value-type="float">
            <text:p>271811</text:p>
          </table:table-cell>
          <table:table-cell office:value-type="string" calcext:value-type="string">
            <text:p><text:a xlink:href="https://en.wikipedia.org/wiki/Tripura" xlink:type="simple">Tripura</text:a>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ipedia.org/wiki/Bhagalpur" xlink:type="simple">Bhagalpur</text:a></text:p>
          </table:table-cell>
          <table:table-cell office:value-type="float" office:value="398138" calcext:value-type="float">
            <text:p>398138</text:p>
          </table:table-cell>
          <table:table-cell office:value-type="float" office:value="340767" calcext:value-type="float">
            <text:p>340767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en.wikipedia.org/wiki/Muzaffarnagar" xlink:type="simple">Muzaffarnagar</text:a></text:p>
          </table:table-cell>
          <table:table-cell office:value-type="float" office:value="392451" calcext:value-type="float">
            <text:p>392451</text:p>
          </table:table-cell>
          <table:table-cell office:value-type="float" office:value="316729" calcext:value-type="float">
            <text:p>316729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ipedia.org/wiki/Bhatpara" xlink:type="simple">Bhatpara</text:a></text:p>
          </table:table-cell>
          <table:table-cell office:value-type="float" office:value="390467" calcext:value-type="float">
            <text:p>390467</text:p>
          </table:table-cell>
          <table:table-cell office:value-type="float" office:value="442385" calcext:value-type="float">
            <text:p>442385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ipedia.org/wiki/Panihati" xlink:type="simple">Panihati</text:a></text:p>
          </table:table-cell>
          <table:table-cell office:value-type="float" office:value="383522" calcext:value-type="float">
            <text:p>383522</text:p>
          </table:table-cell>
          <table:table-cell office:value-type="float" office:value="348438" calcext:value-type="float">
            <text:p>348438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ipedia.org/wiki/Latur" xlink:type="simple">Latur</text:a></text:p>
          </table:table-cell>
          <table:table-cell office:value-type="float" office:value="382754" calcext:value-type="float">
            <text:p>382754</text:p>
          </table:table-cell>
          <table:table-cell office:value-type="float" office:value="299985" calcext:value-type="float">
            <text:p>299985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ipedia.org/wiki/Dhule" xlink:type="simple">Dhule</text:a></text:p>
          </table:table-cell>
          <table:table-cell office:value-type="float" office:value="376093" calcext:value-type="float">
            <text:p>376093</text:p>
          </table:table-cell>
          <table:table-cell office:value-type="float" office:value="341755" calcext:value-type="float">
            <text:p>341755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ipedia.org/wiki/Tirupati" xlink:type="simple">Tirupati</text:a><text:a xlink:href="https://en.wikipedia.org/wiki/List_of_cities_in_India_by_population#cite_note-32" xlink:type="simple">[31]</text:a></text:p>
          </table:table-cell>
          <table:table-cell office:value-type="float" office:value="374260" calcext:value-type="float">
            <text:p>374260</text:p>
          </table:table-cell>
          <table:table-cell office:value-type="float" office:value="228202" calcext:value-type="float">
            <text:p>228202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ipedia.org/wiki/Rohtak" xlink:type="simple">Rohtak</text:a></text:p>
          </table:table-cell>
          <table:table-cell office:value-type="float" office:value="373133" calcext:value-type="float">
            <text:p>373133</text:p>
          </table:table-cell>
          <table:table-cell office:value-type="float" office:value="286807" calcext:value-type="float">
            <text:p>286807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ipedia.org/wiki/Korba,_Chhattisgarh" xlink:type="simple">Korba</text:a></text:p>
          </table:table-cell>
          <table:table-cell office:value-type="float" office:value="363210" calcext:value-type="float">
            <text:p>363210</text:p>
          </table:table-cell>
          <table:table-cell office:value-type="float" office:value="315690" calcext:value-type="float">
            <text:p>315690</text:p>
          </table:table-cell>
          <table:table-cell office:value-type="string" calcext:value-type="string">
            <text:p><text:a xlink:href="https://en.wikipedia.org/wiki/Chhattisgarh" xlink:type="simple">Chhattisgarh</text:a>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en.wikipedia.org/wiki/Bhilwara" xlink:type="simple">Bhilwara</text:a></text:p>
          </table:table-cell>
          <table:table-cell office:value-type="float" office:value="360009" calcext:value-type="float">
            <text:p>360009</text:p>
          </table:table-cell>
          <table:table-cell office:value-type="float" office:value="280128" calcext:value-type="float">
            <text:p>280128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1">
          <table:table-cell table:style-name="ce1" office:value-type="string" calcext:value-type="string">
            <text:p>126 to 150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ipedia.org/wiki/Berhampur" xlink:type="simple">Berhampur</text:a></text:p>
          </table:table-cell>
          <table:table-cell office:value-type="float" office:value="355823" calcext:value-type="float">
            <text:p>355823</text:p>
          </table:table-cell>
          <table:table-cell office:value-type="float" office:value="307792" calcext:value-type="float">
            <text:p>307792</text:p>
          </table:table-cell>
          <table:table-cell office:value-type="string" calcext:value-type="string">
            <text:p><text:a xlink:href="https://en.wikipedia.org/wiki/Odisha" xlink:type="simple">Odisha</text:a>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ipedia.org/wiki/Muzaffarpur" xlink:type="simple">Muzaffarpur</text:a></text:p>
          </table:table-cell>
          <table:table-cell office:value-type="float" office:value="351838" calcext:value-type="float">
            <text:p>351838</text:p>
          </table:table-cell>
          <table:table-cell office:value-type="float" office:value="305525" calcext:value-type="float">
            <text:p>305525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en.wikipedia.org/wiki/Ahmednagar" xlink:type="simple">Ahmednagar</text:a></text:p>
          </table:table-cell>
          <table:table-cell office:value-type="float" office:value="350905" calcext:value-type="float">
            <text:p>350905</text:p>
          </table:table-cell>
          <table:table-cell office:value-type="float" office:value="307615" calcext:value-type="float">
            <text:p>307615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ipedia.org/wiki/Mathura" xlink:type="simple">Mathura</text:a></text:p>
          </table:table-cell>
          <table:table-cell office:value-type="float" office:value="349336" calcext:value-type="float">
            <text:p>349336</text:p>
          </table:table-cell>
          <table:table-cell office:value-type="float" office:value="302770" calcext:value-type="float">
            <text:p>302770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en.wikipedia.org/wiki/Kollam" xlink:type="simple">Kollam</text:a></text:p>
          </table:table-cell>
          <table:table-cell office:value-type="float" office:value="349033" calcext:value-type="float">
            <text:p>349033</text:p>
          </table:table-cell>
          <table:table-cell office:value-type="float" office:value="361560" calcext:value-type="float">
            <text:p>361560</text:p>
          </table:table-cell>
          <table:table-cell office:value-type="string" calcext:value-type="string">
            <text:p><text:a xlink:href="https://en.wikipedia.org/wiki/Kerala" xlink:type="simple">Kerala</text:a>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s://en.wikipedia.org/wiki/Avadi" xlink:type="simple">Avadi</text:a></text:p>
          </table:table-cell>
          <table:table-cell office:value-type="float" office:value="344701" calcext:value-type="float">
            <text:p>344701</text:p>
          </table:table-cell>
          <table:table-cell office:value-type="float" office:value="229403" calcext:value-type="float">
            <text:p>229403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ipedia.org/wiki/Kadapa" xlink:type="simple">Kadapa</text:a></text:p>
          </table:table-cell>
          <table:table-cell office:value-type="float" office:value="343054" calcext:value-type="float">
            <text:p>343054</text:p>
          </table:table-cell>
          <table:table-cell office:value-type="float" office:value="125725" calcext:value-type="float">
            <text:p>125725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ipedia.org/wiki/Kamarhati" xlink:type="simple">Kamarhati</text:a></text:p>
          </table:table-cell>
          <table:table-cell office:value-type="float" office:value="336579" calcext:value-type="float">
            <text:p>336579</text:p>
          </table:table-cell>
          <table:table-cell office:value-type="float" office:value="314507" calcext:value-type="float">
            <text:p>314507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ipedia.org/wiki/Sambalpur" xlink:type="simple">Sambalpur</text:a></text:p>
          </table:table-cell>
          <table:table-cell office:value-type="float" office:value="335761" calcext:value-type="float">
            <text:p>335761</text:p>
          </table:table-cell>
          <table:table-cell office:value-type="float" office:value="296662" calcext:value-type="float">
            <text:p>296662</text:p>
          </table:table-cell>
          <table:table-cell office:value-type="string" calcext:value-type="string">
            <text:p><text:a xlink:href="https://en.wikipedia.org/wiki/Odisha" xlink:type="simple">Odisha</text:a>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en.wikipedia.org/wiki/Bilaspur,_Chhattisgarh" xlink:type="simple">Bilaspur</text:a></text:p>
          </table:table-cell>
          <table:table-cell office:value-type="float" office:value="330106" calcext:value-type="float">
            <text:p>330106</text:p>
          </table:table-cell>
          <table:table-cell office:value-type="float" office:value="274917" calcext:value-type="float">
            <text:p>274917</text:p>
          </table:table-cell>
          <table:table-cell office:value-type="string" calcext:value-type="string">
            <text:p><text:a xlink:href="https://en.wikipedia.org/wiki/Chhattisgarh" xlink:type="simple">Chhattisgarh</text:a>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ipedia.org/wiki/Shahjahanpur" xlink:type="simple">Shahjahanpur</text:a></text:p>
          </table:table-cell>
          <table:table-cell office:value-type="float" office:value="327975" calcext:value-type="float">
            <text:p>327975</text:p>
          </table:table-cell>
          <table:table-cell office:value-type="float" office:value="296662" calcext:value-type="float">
            <text:p>296662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en.wikipedia.org/wiki/Satara_(city)" xlink:type="simple">Satara</text:a></text:p>
          </table:table-cell>
          <table:table-cell office:value-type="float" office:value="326789" calcext:value-type="float">
            <text:p>326789</text:p>
          </table:table-cell>
          <table:table-cell office:value-type="float" office:value="228175" calcext:value-type="float">
            <text:p>228175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en.wikipedia.org/wiki/Bijapur,_Karnataka" xlink:type="simple">Bijapur</text:a></text:p>
          </table:table-cell>
          <table:table-cell office:value-type="float" office:value="326360" calcext:value-type="float">
            <text:p>326360</text:p>
          </table:table-cell>
          <table:table-cell office:value-type="float" office:value="228175" calcext:value-type="float">
            <text:p>228175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en.wikipedia.org/wiki/Rampur,_Uttar_Pradesh" xlink:type="simple">Rampur</text:a></text:p>
          </table:table-cell>
          <table:table-cell office:value-type="float" office:value="325248" calcext:value-type="float">
            <text:p>325248</text:p>
          </table:table-cell>
          <table:table-cell office:value-type="float" office:value="281494" calcext:value-type="float">
            <text:p>281494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en.wikipedia.org/wiki/Shivamogga" xlink:type="simple">Shivamogga</text:a></text:p>
          </table:table-cell>
          <table:table-cell office:value-type="float" office:value="322428" calcext:value-type="float">
            <text:p>322428</text:p>
          </table:table-cell>
          <table:table-cell office:value-type="float" office:value="274352" calcext:value-type="float">
            <text:p>274352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en.wikipedia.org/wiki/Chandrapur" xlink:type="simple">Chandrapur</text:a></text:p>
          </table:table-cell>
          <table:table-cell office:value-type="float" office:value="321036" calcext:value-type="float">
            <text:p>321036</text:p>
          </table:table-cell>
          <table:table-cell office:value-type="float" office:value="289450" calcext:value-type="float">
            <text:p>289450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en.wikipedia.org/wiki/Junagadh" xlink:type="simple">Junagadh</text:a></text:p>
          </table:table-cell>
          <table:table-cell office:value-type="float" office:value="320250" calcext:value-type="float">
            <text:p>320250</text:p>
          </table:table-cell>
          <table:table-cell office:value-type="float" office:value="168686" calcext:value-type="float">
            <text:p>168686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ipedia.org/wiki/Thrissur" xlink:type="simple">Thrissur</text:a></text:p>
          </table:table-cell>
          <table:table-cell office:value-type="float" office:value="315596" calcext:value-type="float">
            <text:p>315596</text:p>
          </table:table-cell>
          <table:table-cell office:value-type="float" office:value="317526" calcext:value-type="float">
            <text:p>317526</text:p>
          </table:table-cell>
          <table:table-cell office:value-type="string" calcext:value-type="string">
            <text:p><text:a xlink:href="https://en.wikipedia.org/wiki/Kerala" xlink:type="simple">Kerala</text:a>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ipedia.org/wiki/Alwar" xlink:type="simple">Alwar</text:a></text:p>
          </table:table-cell>
          <table:table-cell office:value-type="float" office:value="315310" calcext:value-type="float">
            <text:p>315310</text:p>
          </table:table-cell>
          <table:table-cell office:value-type="float" office:value="260593" calcext:value-type="float">
            <text:p>260593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en.wikipedia.org/wiki/Bardhaman" xlink:type="simple">Bardhaman</text:a></text:p>
          </table:table-cell>
          <table:table-cell office:value-type="float" office:value="314638" calcext:value-type="float">
            <text:p>314638</text:p>
          </table:table-cell>
          <table:table-cell office:value-type="float" office:value="285602" calcext:value-type="float">
            <text:p>285602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ipedia.org/wiki/Kulti" xlink:type="simple">Kulti</text:a></text:p>
          </table:table-cell>
          <table:table-cell office:value-type="float" office:value="313977" calcext:value-type="float">
            <text:p>313977</text:p>
          </table:table-cell>
          <table:table-cell office:value-type="float" office:value="289903" calcext:value-type="float">
            <text:p>289903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ipedia.org/wiki/Kakinada" xlink:type="simple">Kakinada</text:a></text:p>
          </table:table-cell>
          <table:table-cell office:value-type="float" office:value="325985" calcext:value-type="float">
            <text:p>325985</text:p>
          </table:table-cell>
          <table:table-cell office:value-type="float" office:value="296329" calcext:value-type="float">
            <text:p>296329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ipedia.org/wiki/Nizamabad,_Telangana" xlink:type="simple">Nizamabad</text:a></text:p>
          </table:table-cell>
          <table:table-cell office:value-type="float" office:value="310467" calcext:value-type="float">
            <text:p>310467</text:p>
          </table:table-cell>
          <table:table-cell office:value-type="float" office:value="288722" calcext:value-type="float">
            <text:p>288722</text:p>
          </table:table-cell>
          <table:table-cell office:value-type="string" calcext:value-type="string">
            <text:p><text:a xlink:href="https://en.wikipedia.org/wiki/Telangana" xlink:type="simple">Telangana</text:a>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en.wikipedia.org/wiki/Parbhani" xlink:type="simple">Parbhani</text:a></text:p>
          </table:table-cell>
          <table:table-cell office:value-type="float" office:value="307191" calcext:value-type="float">
            <text:p>307191</text:p>
          </table:table-cell>
          <table:table-cell office:value-type="float" office:value="259329" calcext:value-type="float">
            <text:p>259329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ipedia.org/wiki/Tumkur" xlink:type="simple">Tumkur</text:a></text:p>
          </table:table-cell>
          <table:table-cell office:value-type="float" office:value="305821" calcext:value-type="float">
            <text:p>305821</text:p>
          </table:table-cell>
          <table:table-cell office:value-type="float" office:value="248929" calcext:value-type="float">
            <text:p>248929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1">
          <table:table-cell table:style-name="ce1" office:value-type="string" calcext:value-type="string">
            <text:p>151 to 175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en.wikipedia.org/wiki/Khammam" xlink:type="simple">Khammam</text:a></text:p>
          </table:table-cell>
          <table:table-cell office:value-type="float" office:value="305000" calcext:value-type="float">
            <text:p>305000</text:p>
          </table:table-cell>
          <table:table-cell office:value-type="float" office:value="218689" calcext:value-type="float">
            <text:p>218689</text:p>
          </table:table-cell>
          <table:table-cell office:value-type="string" calcext:value-type="string">
            <text:p><text:a xlink:href="https://en.wikipedia.org/wiki/Telangana" xlink:type="simple">Telangana</text:a>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en.wikipedia.org/wiki/Ozhukarai" xlink:type="simple">Ozhukarai</text:a></text:p>
          </table:table-cell>
          <table:table-cell office:value-type="float" office:value="300028" calcext:value-type="float">
            <text:p>300028</text:p>
          </table:table-cell>
          <table:table-cell office:value-type="float" office:value="217707" calcext:value-type="float">
            <text:p>217707</text:p>
          </table:table-cell>
          <table:table-cell office:value-type="string" calcext:value-type="string">
            <text:p><text:a xlink:href="https://en.wikipedia.org/wiki/Puducherry" xlink:type="simple">Puducherry</text:a>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ipedia.org/wiki/Bihar_Sharif" xlink:type="simple">Bihar Sharif</text:a></text:p>
          </table:table-cell>
          <table:table-cell office:value-type="float" office:value="296889" calcext:value-type="float">
            <text:p>296889</text:p>
          </table:table-cell>
          <table:table-cell office:value-type="float" office:value="232071" calcext:value-type="float">
            <text:p>232071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en.wikipedia.org/wiki/Panipat" xlink:type="simple">Panipat</text:a></text:p>
          </table:table-cell>
          <table:table-cell office:value-type="float" office:value="294150" calcext:value-type="float">
            <text:p>294150</text:p>
          </table:table-cell>
          <table:table-cell office:value-type="float" office:value="261740" calcext:value-type="float">
            <text:p>261740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en.wikipedia.org/wiki/Darbhanga" xlink:type="simple">Darbhanga</text:a></text:p>
          </table:table-cell>
          <table:table-cell office:value-type="float" office:value="294116" calcext:value-type="float">
            <text:p>294116</text:p>
          </table:table-cell>
          <table:table-cell office:value-type="float" office:value="267348" calcext:value-type="float">
            <text:p>267348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ipedia.org/wiki/Bally,_Howrah" xlink:type="simple">Bally</text:a></text:p>
          </table:table-cell>
          <table:table-cell office:value-type="float" office:value="291972" calcext:value-type="float">
            <text:p>291972</text:p>
          </table:table-cell>
          <table:table-cell office:value-type="float" office:value="260906" calcext:value-type="float">
            <text:p>260906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en.wikipedia.org/wiki/Aizawl" xlink:type="simple">Aizawl</text:a></text:p>
          </table:table-cell>
          <table:table-cell office:value-type="float" office:value="291822" calcext:value-type="float">
            <text:p>291822</text:p>
          </table:table-cell>
          <table:table-cell office:value-type="float" office:value="228280" calcext:value-type="float">
            <text:p>228280</text:p>
          </table:table-cell>
          <table:table-cell office:value-type="string" calcext:value-type="string">
            <text:p><text:a xlink:href="https://en.wikipedia.org/wiki/Mizoram" xlink:type="simple">Mizoram</text:a>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en.wikipedia.org/wiki/Dewas" xlink:type="simple">Dewas</text:a></text:p>
          </table:table-cell>
          <table:table-cell office:value-type="float" office:value="289438" calcext:value-type="float">
            <text:p>289438</text:p>
          </table:table-cell>
          <table:table-cell office:value-type="float" office:value="231672" calcext:value-type="float">
            <text:p>231672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ipedia.org/wiki/Ichalkaranji" xlink:type="simple">Ichalkaranji</text:a></text:p>
          </table:table-cell>
          <table:table-cell office:value-type="float" office:value="287570" calcext:value-type="float">
            <text:p>287570</text:p>
          </table:table-cell>
          <table:table-cell office:value-type="float" office:value="257610" calcext:value-type="float">
            <text:p>257610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ipedia.org/wiki/Karnal" xlink:type="simple">Karnal</text:a></text:p>
          </table:table-cell>
          <table:table-cell office:value-type="float" office:value="286974" calcext:value-type="float">
            <text:p>286974</text:p>
          </table:table-cell>
          <table:table-cell office:value-type="float" office:value="210476" calcext:value-type="float">
            <text:p>210476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ipedia.org/wiki/Bathinda" xlink:type="simple">Bathinda</text:a></text:p>
          </table:table-cell>
          <table:table-cell office:value-type="float" office:value="285813" calcext:value-type="float">
            <text:p>285813</text:p>
          </table:table-cell>
          <table:table-cell office:value-type="float" office:value="217256" calcext:value-type="float">
            <text:p>217256</text:p>
          </table:table-cell>
          <table:table-cell office:value-type="string" calcext:value-type="string">
            <text:p><text:a xlink:href="https://en.wikipedia.org/wiki/Punjab_(India)" xlink:type="simple">Punjab</text:a>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en.wikipedia.org/wiki/Jalna_(city)" xlink:type="simple">Jalna</text:a></text:p>
          </table:table-cell>
          <table:table-cell office:value-type="float" office:value="285349" calcext:value-type="float">
            <text:p>285349</text:p>
          </table:table-cell>
          <table:table-cell office:value-type="float" office:value="235795" calcext:value-type="float">
            <text:p>235795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en.wikipedia.org/wiki/Eluru" xlink:type="simple">Eluru</text:a></text:p>
          </table:table-cell>
          <table:table-cell office:value-type="string" calcext:value-type="string">
            <text:p>283,648<text:a xlink:href="https://en.wikipedia.org/wiki/List_of_cities_in_India_by_population#cite_note-33" xlink:type="simple">[32]</text:a></text:p>
          </table:table-cell>
          <table:table-cell office:value-type="float" office:value="190347" calcext:value-type="float">
            <text:p>190347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ipedia.org/wiki/Kirari_Suleman_Nagar" xlink:type="simple">Kirari Suleman Nagar</text:a></text:p>
          </table:table-cell>
          <table:table-cell office:value-type="float" office:value="282598" calcext:value-type="float">
            <text:p>282598</text:p>
          </table:table-cell>
          <table:table-cell office:value-type="float" office:value="153874" calcext:value-type="float">
            <text:p>153874</text:p>
          </table:table-cell>
          <table:table-cell office:value-type="string" calcext:value-type="string">
            <text:p><text:a xlink:href="https://en.wikipedia.org/wiki/Delhi" xlink:type="simple">Delhi</text:a>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en.wikipedia.org/wiki/Barasat" xlink:type="simple">Barasat</text:a></text:p>
          </table:table-cell>
          <table:table-cell office:value-type="float" office:value="283443" calcext:value-type="float">
            <text:p>283443</text:p>
          </table:table-cell>
          <table:table-cell office:value-type="float" office:value="231515" calcext:value-type="float">
            <text:p>231515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ipedia.org/wiki/Purnia" xlink:type="simple">Purnia</text:a></text:p>
          </table:table-cell>
          <table:table-cell office:value-type="float" office:value="280547" calcext:value-type="float">
            <text:p>280547</text:p>
          </table:table-cell>
          <table:table-cell office:value-type="string" calcext:value-type="string">
            <text:p>171,687<text:a xlink:href="https://en.wikipedia.org/wiki/List_of_cities_in_India_by_population#cite_note-34" xlink:type="simple">[33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ipedia.org/wiki/Satna" xlink:type="simple">Satna</text:a></text:p>
          </table:table-cell>
          <table:table-cell office:value-type="float" office:value="280248" calcext:value-type="float">
            <text:p>280248</text:p>
          </table:table-cell>
          <table:table-cell office:value-type="float" office:value="225464" calcext:value-type="float">
            <text:p>225464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en.wikipedia.org/wiki/Mau" xlink:type="simple">Mau</text:a></text:p>
          </table:table-cell>
          <table:table-cell office:value-type="float" office:value="279060" calcext:value-type="float">
            <text:p>279060</text:p>
          </table:table-cell>
          <table:table-cell office:value-type="float" office:value="212657" calcext:value-type="float">
            <text:p>212657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en.wikipedia.org/wiki/Sonipat" xlink:type="simple">Sonipat</text:a></text:p>
          </table:table-cell>
          <table:table-cell office:value-type="float" office:value="277053" calcext:value-type="float">
            <text:p>277053</text:p>
          </table:table-cell>
          <table:table-cell office:value-type="float" office:value="214974" calcext:value-type="float">
            <text:p>214974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ipedia.org/wiki/Farrukhabad" xlink:type="simple">Farrukhabad</text:a></text:p>
          </table:table-cell>
          <table:table-cell office:value-type="float" office:value="275750" calcext:value-type="float">
            <text:p>275750</text:p>
          </table:table-cell>
          <table:table-cell office:value-type="float" office:value="228333" calcext:value-type="float">
            <text:p>228333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ipedia.org/wiki/Sagar,_Madhya_Pradesh" xlink:type="simple">Sagar</text:a></text:p>
          </table:table-cell>
          <table:table-cell office:value-type="float" office:value="273357" calcext:value-type="float">
            <text:p>273357</text:p>
          </table:table-cell>
          <table:table-cell office:value-type="float" office:value="232133" calcext:value-type="float">
            <text:p>232133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en.wikipedia.org/wiki/Rourkela" xlink:type="simple">Rourkela</text:a></text:p>
          </table:table-cell>
          <table:table-cell office:value-type="float" office:value="273217" calcext:value-type="float">
            <text:p>273217</text:p>
          </table:table-cell>
          <table:table-cell office:value-type="float" office:value="224601" calcext:value-type="float">
            <text:p>224601</text:p>
          </table:table-cell>
          <table:table-cell office:value-type="string" calcext:value-type="string">
            <text:p><text:a xlink:href="https://en.wikipedia.org/wiki/Odisha" xlink:type="simple">Odisha</text:a>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ipedia.org/wiki/Durg" xlink:type="simple">Durg</text:a></text:p>
          </table:table-cell>
          <table:table-cell office:value-type="float" office:value="268679" calcext:value-type="float">
            <text:p>268679</text:p>
          </table:table-cell>
          <table:table-cell office:value-type="float" office:value="232517" calcext:value-type="float">
            <text:p>232517</text:p>
          </table:table-cell>
          <table:table-cell office:value-type="string" calcext:value-type="string">
            <text:p><text:a xlink:href="https://en.wikipedia.org/wiki/Chhattisgarh" xlink:type="simple">Chhattisgarh</text:a>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ipedia.org/wiki/Imphal" xlink:type="simple">Imphal</text:a></text:p>
          </table:table-cell>
          <table:table-cell office:value-type="float" office:value="264986" calcext:value-type="float">
            <text:p>264986</text:p>
          </table:table-cell>
          <table:table-cell office:value-type="float" office:value="221492" calcext:value-type="float">
            <text:p>221492</text:p>
          </table:table-cell>
          <table:table-cell office:value-type="string" calcext:value-type="string">
            <text:p><text:a xlink:href="https://en.wikipedia.org/wiki/Manipur" xlink:type="simple">Manipur</text:a>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en.wikipedia.org/wiki/Ratlam" xlink:type="simple">Ratlam</text:a></text:p>
          </table:table-cell>
          <table:table-cell office:value-type="float" office:value="264810" calcext:value-type="float">
            <text:p>264810</text:p>
          </table:table-cell>
          <table:table-cell office:value-type="float" office:value="222202" calcext:value-type="float">
            <text:p>222202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1">
          <table:table-cell table:style-name="ce1" office:value-type="string" calcext:value-type="string">
            <text:p>176 to 200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text:a xlink:href="https://en.wikipedia.org/wiki/List_of_cities_in_India_by_population#cite_note-CENSUS12-35" xlink:type="simple">[34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ipedia.org/wiki/Hapur" xlink:type="simple">Hapur</text:a></text:p>
          </table:table-cell>
          <table:table-cell office:value-type="float" office:value="262801" calcext:value-type="float">
            <text:p>262801</text:p>
          </table:table-cell>
          <table:table-cell office:value-type="float" office:value="211983" calcext:value-type="float">
            <text:p>211983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ipedia.org/wiki/Arrah" xlink:type="simple">Arrah</text:a></text:p>
          </table:table-cell>
          <table:table-cell office:value-type="float" office:value="261099" calcext:value-type="float">
            <text:p>261099</text:p>
          </table:table-cell>
          <table:table-cell office:value-type="float" office:value="203380" calcext:value-type="float">
            <text:p>203380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ipedia.org/wiki/Karimnagar" xlink:type="simple">Karimnagar</text:a></text:p>
          </table:table-cell>
          <table:table-cell office:value-type="float" office:value="260899" calcext:value-type="float">
            <text:p>260899</text:p>
          </table:table-cell>
          <table:table-cell office:value-type="float" office:value="205653" calcext:value-type="float">
            <text:p>205653</text:p>
          </table:table-cell>
          <table:table-cell office:value-type="string" calcext:value-type="string">
            <text:p><text:a xlink:href="https://en.wikipedia.org/wiki/Telangana" xlink:type="simple">Telangana</text:a>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en.wikipedia.org/wiki/Anantapur" xlink:type="simple">Anantapur</text:a></text:p>
          </table:table-cell>
          <table:table-cell office:value-type="float" office:value="261004" calcext:value-type="float">
            <text:p>261004</text:p>
          </table:table-cell>
          <table:table-cell office:value-type="float" office:value="218808" calcext:value-type="float">
            <text:p>218808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en.wikipedia.org/wiki/Etawah" xlink:type="simple">Etawah</text:a></text:p>
          </table:table-cell>
          <table:table-cell office:value-type="float" office:value="256838" calcext:value-type="float">
            <text:p>256838</text:p>
          </table:table-cell>
          <table:table-cell office:value-type="float" office:value="210453" calcext:value-type="float">
            <text:p>210453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en.wikipedia.org/wiki/Ambernath" xlink:type="simple">Ambernath</text:a></text:p>
          </table:table-cell>
          <table:table-cell office:value-type="float" office:value="254003" calcext:value-type="float">
            <text:p>254003</text:p>
          </table:table-cell>
          <table:table-cell office:value-type="float" office:value="203795" calcext:value-type="float">
            <text:p>203795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ipedia.org/wiki/North_Dumdum" xlink:type="simple">North Dumdum</text:a></text:p>
          </table:table-cell>
          <table:table-cell office:value-type="float" office:value="253625" calcext:value-type="float">
            <text:p>253625</text:p>
          </table:table-cell>
          <table:table-cell office:value-type="float" office:value="220042" calcext:value-type="float">
            <text:p>220042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ipedia.org/wiki/Bharatpur,_India" xlink:type="simple">Bharatpur</text:a></text:p>
          </table:table-cell>
          <table:table-cell office:value-type="float" office:value="252109" calcext:value-type="float">
            <text:p>252109</text:p>
          </table:table-cell>
          <table:table-cell office:value-type="float" office:value="204587" calcext:value-type="float">
            <text:p>204587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ipedia.org/wiki/Begusarai" xlink:type="simple">Begusarai</text:a></text:p>
          </table:table-cell>
          <table:table-cell office:value-type="float" office:value="251136" calcext:value-type="float">
            <text:p>251136</text:p>
          </table:table-cell>
          <table:table-cell office:value-type="float" office:value="93378" calcext:value-type="float">
            <text:p>93378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en.wikipedia.org/wiki/New_Delhi" xlink:type="simple">New Delhi</text:a></text:p>
          </table:table-cell>
          <table:table-cell office:value-type="float" office:value="249998" calcext:value-type="float">
            <text:p>249998</text:p>
          </table:table-cell>
          <table:table-cell office:value-type="float" office:value="302147" calcext:value-type="float">
            <text:p>302147</text:p>
          </table:table-cell>
          <table:table-cell office:value-type="string" calcext:value-type="string">
            <text:p><text:a xlink:href="https://en.wikipedia.org/wiki/Delhi" xlink:type="simple">Delhi</text:a>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ipedia.org/wiki/Gandhidham" xlink:type="simple">Gandhidham</text:a></text:p>
          </table:table-cell>
          <table:table-cell office:value-type="float" office:value="248705" calcext:value-type="float">
            <text:p>248705</text:p>
          </table:table-cell>
          <table:table-cell office:value-type="float" office:value="166388" calcext:value-type="float">
            <text:p>166388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ipedia.org/wiki/Baranagar" xlink:type="simple">Baranagar</text:a></text:p>
          </table:table-cell>
          <table:table-cell office:value-type="float" office:value="248466" calcext:value-type="float">
            <text:p>248466</text:p>
          </table:table-cell>
          <table:table-cell office:value-type="float" office:value="250768" calcext:value-type="float">
            <text:p>250768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en.wikipedia.org/wiki/Tiruvottiyur" xlink:type="simple">Tiruvottiyur</text:a></text:p>
          </table:table-cell>
          <table:table-cell office:value-type="float" office:value="248059" calcext:value-type="float">
            <text:p>248059</text:p>
          </table:table-cell>
          <table:table-cell office:value-type="float" office:value="212281" calcext:value-type="float">
            <text:p>212281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ipedia.org/wiki/Pondicherry" xlink:type="simple">Pondicherry</text:a></text:p>
          </table:table-cell>
          <table:table-cell office:value-type="float" office:value="241773" calcext:value-type="float">
            <text:p>241773</text:p>
          </table:table-cell>
          <table:table-cell office:value-type="float" office:value="220749" calcext:value-type="float">
            <text:p>220749</text:p>
          </table:table-cell>
          <table:table-cell office:value-type="string" calcext:value-type="string">
            <text:p><text:a xlink:href="https://en.wikipedia.org/wiki/Puducherry" xlink:type="simple">Puducherry</text:a>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ipedia.org/wiki/Sikar" xlink:type="simple">Sikar</text:a></text:p>
          </table:table-cell>
          <table:table-cell office:value-type="float" office:value="237579" calcext:value-type="float">
            <text:p>237579</text:p>
          </table:table-cell>
          <table:table-cell office:value-type="float" office:value="184904" calcext:value-type="float">
            <text:p>184904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en.wikipedia.org/wiki/Thoothukudi" xlink:type="simple">Thoothukudi</text:a></text:p>
          </table:table-cell>
          <table:table-cell office:value-type="float" office:value="237374" calcext:value-type="float">
            <text:p>237374</text:p>
          </table:table-cell>
          <table:table-cell office:value-type="float" office:value="216058" calcext:value-type="float">
            <text:p>216058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ipedia.org/wiki/Rewa,_India" xlink:type="simple">Rewa</text:a></text:p>
          </table:table-cell>
          <table:table-cell office:value-type="float" office:value="235422" calcext:value-type="float">
            <text:p>235422</text:p>
          </table:table-cell>
          <table:table-cell office:value-type="float" office:value="183274" calcext:value-type="float">
            <text:p>183274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en.wikipedia.org/wiki/Mirzapur" xlink:type="simple">Mirzapur</text:a></text:p>
          </table:table-cell>
          <table:table-cell office:value-type="float" office:value="233691" calcext:value-type="float">
            <text:p>233691</text:p>
          </table:table-cell>
          <table:table-cell office:value-type="float" office:value="205053" calcext:value-type="float">
            <text:p>205053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en.wikipedia.org/wiki/Raichur" xlink:type="simple">Raichur</text:a></text:p>
          </table:table-cell>
          <table:table-cell office:value-type="float" office:value="232456" calcext:value-type="float">
            <text:p>232456</text:p>
          </table:table-cell>
          <table:table-cell office:value-type="float" office:value="207421" calcext:value-type="float">
            <text:p>207421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en.wikipedia.org/wiki/Pali,_Rajasthan" xlink:type="simple">Pali</text:a></text:p>
          </table:table-cell>
          <table:table-cell office:value-type="float" office:value="229956" calcext:value-type="float">
            <text:p>229956</text:p>
          </table:table-cell>
          <table:table-cell office:value-type="float" office:value="187641" calcext:value-type="float">
            <text:p>187641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ipedia.org/wiki/Ramagundam" xlink:type="simple">Ramagundam</text:a><text:a xlink:href="https://en.wikipedia.org/wiki/List_of_cities_in_India_by_population#cite_note-36" xlink:type="simple">[35]</text:a></text:p>
          </table:table-cell>
          <table:table-cell office:value-type="float" office:value="229644" calcext:value-type="float">
            <text:p>229644</text:p>
          </table:table-cell>
          <table:table-cell office:value-type="float" office:value="236600" calcext:value-type="float">
            <text:p>236600</text:p>
          </table:table-cell>
          <table:table-cell office:value-type="string" calcext:value-type="string">
            <text:p><text:a xlink:href="https://en.wikipedia.org/wiki/Telangana" xlink:type="simple">Telangana</text:a>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en.wikipedia.org/wiki/Haridwar" xlink:type="simple">Haridwar</text:a></text:p>
          </table:table-cell>
          <table:table-cell office:value-type="float" office:value="228832" calcext:value-type="float">
            <text:p>228832</text:p>
          </table:table-cell>
          <table:table-cell office:value-type="float" office:value="175010" calcext:value-type="float">
            <text:p>175010</text:p>
          </table:table-cell>
          <table:table-cell office:value-type="string" calcext:value-type="string">
            <text:p><text:a xlink:href="https://en.wikipedia.org/wiki/Uttarakhand" xlink:type="simple">Uttarakhand</text:a>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en.wikipedia.org/wiki/Vizianagaram" xlink:type="simple">Vijayanagaram</text:a></text:p>
          </table:table-cell>
          <table:table-cell office:value-type="float" office:value="228025" calcext:value-type="float">
            <text:p>228025</text:p>
          </table:table-cell>
          <table:table-cell office:value-type="float" office:value="174324" calcext:value-type="float">
            <text:p>174324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ipedia.org/wiki/Katihar" xlink:type="simple">Katihar</text:a></text:p>
          </table:table-cell>
          <table:table-cell office:value-type="float" office:value="225982" calcext:value-type="float">
            <text:p>225982</text:p>
          </table:table-cell>
          <table:table-cell office:value-type="float" office:value="175169" calcext:value-type="float">
            <text:p>175169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en.wikipedia.org/wiki/Nagercoil" xlink:type="simple">Nagercoil</text:a></text:p>
          </table:table-cell>
          <table:table-cell office:value-type="float" office:value="224849" calcext:value-type="float">
            <text:p>224849</text:p>
          </table:table-cell>
          <table:table-cell office:value-type="float" office:value="208179" calcext:value-type="float">
            <text:p>208179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1">
          <table:table-cell table:style-name="ce1" office:value-type="string" calcext:value-type="string">
            <text:p>201 to 225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text:a xlink:href="https://en.wikipedia.org/wiki/List_of_cities_in_India_by_population#cite_note-CENSUS12-35" xlink:type="simple">[34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en.wikipedia.org/wiki/Sri_Ganganagar" xlink:type="simple">Sri Ganganagar</text:a></text:p>
          </table:table-cell>
          <table:table-cell office:value-type="float" office:value="224773" calcext:value-type="float">
            <text:p>224773</text:p>
          </table:table-cell>
          <table:table-cell office:value-type="float" office:value="210713" calcext:value-type="float">
            <text:p>210713</text:p>
          </table:table-cell>
          <table:table-cell office:value-type="string" calcext:value-type="string">
            <text:p><text:a xlink:href="https://en.wikipedia.org/wiki/Rajasthan" xlink:type="simple">Rajasthan</text:a>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en.wikipedia.org/wiki/Karawal_Nagar" xlink:type="simple">Karawal Nagar</text:a></text:p>
          </table:table-cell>
          <table:table-cell office:value-type="float" office:value="224666" calcext:value-type="float">
            <text:p>224666</text:p>
          </table:table-cell>
          <table:table-cell office:value-type="float" office:value="148549" calcext:value-type="float">
            <text:p>148549</text:p>
          </table:table-cell>
          <table:table-cell office:value-type="string" calcext:value-type="string">
            <text:p><text:a xlink:href="https://en.wikipedia.org/wiki/Delhi" xlink:type="simple">Delhi</text:a>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ipedia.org/wiki/Mango_(Jamshedpur)" xlink:type="simple">Mango</text:a></text:p>
          </table:table-cell>
          <table:table-cell office:value-type="float" office:value="223805" calcext:value-type="float">
            <text:p>223805</text:p>
          </table:table-cell>
          <table:table-cell office:value-type="float" office:value="166125" calcext:value-type="float">
            <text:p>166125</text:p>
          </table:table-cell>
          <table:table-cell office:value-type="string" calcext:value-type="string">
            <text:p><text:a xlink:href="https://en.wikipedia.org/wiki/Jharkhand" xlink:type="simple">Jharkhand</text:a>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en.wikipedia.org/wiki/Thanjavur" xlink:type="simple">Thanjavur</text:a></text:p>
          </table:table-cell>
          <table:table-cell office:value-type="float" office:value="222943" calcext:value-type="float">
            <text:p>222943</text:p>
          </table:table-cell>
          <table:table-cell office:value-type="float" office:value="215314" calcext:value-type="float">
            <text:p>215314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en.wikipedia.org/wiki/Bulandshahr" xlink:type="simple">Bulandshahr</text:a></text:p>
          </table:table-cell>
          <table:table-cell office:value-type="float" office:value="222519" calcext:value-type="float">
            <text:p>222519</text:p>
          </table:table-cell>
          <table:table-cell office:value-type="float" office:value="176425" calcext:value-type="float">
            <text:p>176425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ipedia.org/wiki/Uluberia" xlink:type="simple">Uluberia</text:a></text:p>
          </table:table-cell>
          <table:table-cell office:value-type="float" office:value="222240" calcext:value-type="float">
            <text:p>222240</text:p>
          </table:table-cell>
          <table:table-cell office:value-type="float" office:value="202135" calcext:value-type="float">
            <text:p>202135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en.wikipedia.org/wiki/Murwara" xlink:type="simple">Murwara</text:a></text:p>
          </table:table-cell>
          <table:table-cell office:value-type="float" office:value="221883" calcext:value-type="float">
            <text:p>221883</text:p>
          </table:table-cell>
          <table:table-cell office:value-type="float" office:value="187029" calcext:value-type="float">
            <text:p>187029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en.wikipedia.org/wiki/Sambhal" xlink:type="simple">Sambhal</text:a></text:p>
          </table:table-cell>
          <table:table-cell office:value-type="float" office:value="220813" calcext:value-type="float">
            <text:p>220813</text:p>
          </table:table-cell>
          <table:table-cell office:value-type="float" office:value="182478" calcext:value-type="float">
            <text:p>182478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en.wikipedia.org/wiki/Singrauli" xlink:type="simple">Singrauli</text:a></text:p>
          </table:table-cell>
          <table:table-cell office:value-type="float" office:value="220257" calcext:value-type="float">
            <text:p>220257</text:p>
          </table:table-cell>
          <table:table-cell office:value-type="float" office:value="185190" calcext:value-type="float">
            <text:p>185190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en.wikipedia.org/wiki/Nadiad" xlink:type="simple">Nadiad</text:a></text:p>
          </table:table-cell>
          <table:table-cell office:value-type="float" office:value="218095" calcext:value-type="float">
            <text:p>218095</text:p>
          </table:table-cell>
          <table:table-cell office:value-type="float" office:value="192913" calcext:value-type="float">
            <text:p>192913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ipedia.org/wiki/Secunderabad" xlink:type="simple">Secunderabad</text:a></text:p>
          </table:table-cell>
          <table:table-cell office:value-type="float" office:value="217910" calcext:value-type="float">
            <text:p>217910</text:p>
          </table:table-cell>
          <table:table-cell office:value-type="float" office:value="206102" calcext:value-type="float">
            <text:p>206102</text:p>
          </table:table-cell>
          <table:table-cell office:value-type="string" calcext:value-type="string">
            <text:p><text:a xlink:href="https://en.wikipedia.org/wiki/Telangana" xlink:type="simple">Telangana</text:a>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ipedia.org/wiki/Naihati" xlink:type="simple">Naihati</text:a></text:p>
          </table:table-cell>
          <table:table-cell office:value-type="float" office:value="217900" calcext:value-type="float">
            <text:p>217900</text:p>
          </table:table-cell>
          <table:table-cell office:value-type="float" office:value="215303" calcext:value-type="float">
            <text:p>215303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en.wikipedia.org/wiki/Yamunanagar" xlink:type="simple">Yamunanagar</text:a></text:p>
          </table:table-cell>
          <table:table-cell office:value-type="float" office:value="216677" calcext:value-type="float">
            <text:p>216677</text:p>
          </table:table-cell>
          <table:table-cell office:value-type="float" office:value="189696" calcext:value-type="float">
            <text:p>189696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en.wikipedia.org/wiki/Bidhan_Nagar" xlink:type="simple">Bidhan Nagar</text:a></text:p>
          </table:table-cell>
          <table:table-cell office:value-type="float" office:value="215514" calcext:value-type="float">
            <text:p>215514</text:p>
          </table:table-cell>
          <table:table-cell office:value-type="float" office:value="164221" calcext:value-type="float">
            <text:p>164221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en.wikipedia.org/wiki/Pallavaram" xlink:type="simple">Pallavaram</text:a></text:p>
          </table:table-cell>
          <table:table-cell office:value-type="float" office:value="215417" calcext:value-type="float">
            <text:p>215417</text:p>
          </table:table-cell>
          <table:table-cell office:value-type="float" office:value="144623" calcext:value-type="float">
            <text:p>144623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ipedia.org/wiki/Bidar" xlink:type="simple">Bidar</text:a></text:p>
          </table:table-cell>
          <table:table-cell office:value-type="float" office:value="214373" calcext:value-type="float">
            <text:p>214373</text:p>
          </table:table-cell>
          <table:table-cell office:value-type="float" office:value="172877" calcext:value-type="float">
            <text:p>172877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en.wikipedia.org/wiki/Munger" xlink:type="simple">Munger</text:a></text:p>
          </table:table-cell>
          <table:table-cell office:value-type="float" office:value="213303" calcext:value-type="float">
            <text:p>213303</text:p>
          </table:table-cell>
          <table:table-cell office:value-type="float" office:value="188050" calcext:value-type="float">
            <text:p>188050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en.wikipedia.org/wiki/Panchkula" xlink:type="simple">Panchkula</text:a></text:p>
          </table:table-cell>
          <table:table-cell office:value-type="float" office:value="211355" calcext:value-type="float">
            <text:p>211355</text:p>
          </table:table-cell>
          <table:table-cell office:value-type="float" office:value="140925" calcext:value-type="float">
            <text:p>140925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en.wikipedia.org/wiki/Burhanpur" xlink:type="simple">Burhanpur</text:a></text:p>
          </table:table-cell>
          <table:table-cell office:value-type="float" office:value="210886" calcext:value-type="float">
            <text:p>210886</text:p>
          </table:table-cell>
          <table:table-cell office:value-type="float" office:value="193725" calcext:value-type="float">
            <text:p>193725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en.wikipedia.org/wiki/Raurkela_Industrial_Township" xlink:type="simple">Raurkela Industrial Township</text:a></text:p>
          </table:table-cell>
          <table:table-cell office:value-type="float" office:value="210317" calcext:value-type="float">
            <text:p>210317</text:p>
          </table:table-cell>
          <table:table-cell office:value-type="float" office:value="206693" calcext:value-type="float">
            <text:p>206693</text:p>
          </table:table-cell>
          <table:table-cell office:value-type="string" calcext:value-type="string">
            <text:p><text:a xlink:href="https://en.wikipedia.org/wiki/Odisha" xlink:type="simple">Odisha</text:a>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ipedia.org/wiki/Kharagpur" xlink:type="simple">Kharagpur</text:a></text:p>
          </table:table-cell>
          <table:table-cell office:value-type="float" office:value="207604" calcext:value-type="float">
            <text:p>207604</text:p>
          </table:table-cell>
          <table:table-cell office:value-type="float" office:value="188761" calcext:value-type="float">
            <text:p>188761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en.wikipedia.org/wiki/Dindigul" xlink:type="simple">Dindigul</text:a></text:p>
          </table:table-cell>
          <table:table-cell office:value-type="float" office:value="207327" calcext:value-type="float">
            <text:p>207327</text:p>
          </table:table-cell>
          <table:table-cell office:value-type="float" office:value="196955" calcext:value-type="float">
            <text:p>196955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en.wikipedia.org/wiki/Gandhinagar" xlink:type="simple">Gandhinagar</text:a></text:p>
          </table:table-cell>
          <table:table-cell office:value-type="float" office:value="206167" calcext:value-type="float">
            <text:p>206167</text:p>
          </table:table-cell>
          <table:table-cell office:value-type="float" office:value="195985" calcext:value-type="float">
            <text:p>195985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ipedia.org/wiki/Hospet" xlink:type="simple">Hospet</text:a></text:p>
          </table:table-cell>
          <table:table-cell office:value-type="float" office:value="206167" calcext:value-type="float">
            <text:p>206167</text:p>
          </table:table-cell>
          <table:table-cell office:value-type="float" office:value="164240" calcext:value-type="float">
            <text:p>164240</text:p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s://en.wikipedia.org/wiki/Nangloi_Jat" xlink:type="simple">Nangloi Jat</text:a></text:p>
          </table:table-cell>
          <table:table-cell office:value-type="float" office:value="205596" calcext:value-type="float">
            <text:p>205596</text:p>
          </table:table-cell>
          <table:table-cell office:value-type="float" office:value="150948" calcext:value-type="float">
            <text:p>150948</text:p>
          </table:table-cell>
          <table:table-cell office:value-type="string" calcext:value-type="string">
            <text:p><text:a xlink:href="https://en.wikipedia.org/wiki/Delhi" xlink:type="simple">Delhi</text:a></text:p>
          </table:table-cell>
        </table:table-row>
        <table:table-row table:style-name="ro1">
          <table:table-cell table:style-name="ce1" office:value-type="string" calcext:value-type="string">
            <text:p>226 to 250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text:a xlink:href="https://en.wikipedia.org/wiki/List_of_cities_in_India_by_population#cite_note-CENSUS12-35" xlink:type="simple">[34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ipedia.org/wiki/English_Bazar" xlink:type="simple">English Bazar</text:a></text:p>
          </table:table-cell>
          <table:table-cell office:value-type="float" office:value="205521" calcext:value-type="float">
            <text:p>205521</text:p>
          </table:table-cell>
          <table:table-cell office:value-type="float" office:value="161456" calcext:value-type="float">
            <text:p>161456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ipedia.org/wiki/Ongole" xlink:type="simple">Ongole</text:a></text:p>
          </table:table-cell>
          <table:table-cell office:value-type="float" office:value="204746" calcext:value-type="float">
            <text:p>204746</text:p>
          </table:table-cell>
          <table:table-cell office:value-type="float" office:value="150471" calcext:value-type="float">
            <text:p>150471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en.wikipedia.org/wiki/Deoghar" xlink:type="simple">Deoghar</text:a></text:p>
          </table:table-cell>
          <table:table-cell office:value-type="float" office:value="203123" calcext:value-type="float">
            <text:p>203123</text:p>
          </table:table-cell>
          <table:table-cell office:value-type="float" office:value="112525" calcext:value-type="float">
            <text:p>112525</text:p>
          </table:table-cell>
          <table:table-cell office:value-type="string" calcext:value-type="string">
            <text:p><text:a xlink:href="https://en.wikipedia.org/wiki/Jharkhand" xlink:type="simple">Jharkhand</text:a>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en.wikipedia.org/wiki/Chhapra" xlink:type="simple">Chapra</text:a></text:p>
          </table:table-cell>
          <table:table-cell office:value-type="float" office:value="202352" calcext:value-type="float">
            <text:p>202352</text:p>
          </table:table-cell>
          <table:table-cell office:value-type="float" office:value="79190" calcext:value-type="float">
            <text:p>79190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en.wikipedia.org/wiki/Haldia" xlink:type="simple">Haldia</text:a></text:p>
          </table:table-cell>
          <table:table-cell office:value-type="float" office:value="200827" calcext:value-type="float">
            <text:p>200827</text:p>
          </table:table-cell>
          <table:table-cell office:value-type="float" office:value="170673" calcext:value-type="float">
            <text:p>170673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s://en.wikipedia.org/wiki/Khandwa" xlink:type="simple">Khandwa</text:a></text:p>
          </table:table-cell>
          <table:table-cell office:value-type="float" office:value="200738" calcext:value-type="float">
            <text:p>200738</text:p>
          </table:table-cell>
          <table:table-cell office:value-type="float" office:value="172242" calcext:value-type="float">
            <text:p>172242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ipedia.org/wiki/Nandyal" xlink:type="simple">Nandyal</text:a></text:p>
          </table:table-cell>
          <table:table-cell office:value-type="float" office:value="200516" calcext:value-type="float">
            <text:p>200516</text:p>
          </table:table-cell>
          <table:table-cell office:value-type="float" office:value="152676" calcext:value-type="float">
            <text:p>152676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s://en.wikipedia.org/wiki/Chittoor,_Andhra_Pradesh" xlink:type="simple">Chittoor</text:a><text:a xlink:href="https://en.wikipedia.org/wiki/List_of_cities_in_India_by_population#cite_note-profile-37" xlink:type="simple">[36]</text:a></text:p>
          </table:table-cell>
          <table:table-cell office:value-type="float" office:value="189332" calcext:value-type="float">
            <text:p>189332</text:p>
          </table:table-cell>
          <table:table-cell office:value-type="float" office:value="152654" calcext:value-type="float">
            <text:p>152654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ipedia.org/wiki/Morena" xlink:type="simple">Morena</text:a></text:p>
          </table:table-cell>
          <table:table-cell office:value-type="float" office:value="200482" calcext:value-type="float">
            <text:p>200482</text:p>
          </table:table-cell>
          <table:table-cell office:value-type="float" office:value="150959" calcext:value-type="float">
            <text:p>150959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en.wikipedia.org/wiki/Amroha" xlink:type="simple">Amroha</text:a></text:p>
          </table:table-cell>
          <table:table-cell office:value-type="float" office:value="198471" calcext:value-type="float">
            <text:p>198471</text:p>
          </table:table-cell>
          <table:table-cell office:value-type="float" office:value="165129" calcext:value-type="float">
            <text:p>165129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en.wikipedia.org/wiki/Anand,_Gujarat" xlink:type="simple">Anand</text:a></text:p>
          </table:table-cell>
          <table:table-cell office:value-type="float" office:value="198282" calcext:value-type="float">
            <text:p>198282</text:p>
          </table:table-cell>
          <table:table-cell office:value-type="float" office:value="130685" calcext:value-type="float">
            <text:p>130685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en.wikipedia.org/wiki/Bhind" xlink:type="simple">Bhind</text:a></text:p>
          </table:table-cell>
          <table:table-cell office:value-type="float" office:value="197585" calcext:value-type="float">
            <text:p>197585</text:p>
          </table:table-cell>
          <table:table-cell office:value-type="float" office:value="153752" calcext:value-type="float">
            <text:p>153752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en.wikipedia.org/wiki/Bhalswa_Jahangir_Pur" xlink:type="simple">Bhalswa Jahangir Pur</text:a></text:p>
          </table:table-cell>
          <table:table-cell office:value-type="float" office:value="197148" calcext:value-type="float">
            <text:p>197148</text:p>
          </table:table-cell>
          <table:table-cell office:value-type="float" office:value="152339" calcext:value-type="float">
            <text:p>152339</text:p>
          </table:table-cell>
          <table:table-cell office:value-type="string" calcext:value-type="string">
            <text:p><text:a xlink:href="https://en.wikipedia.org/wiki/Delhi" xlink:type="simple">Delhi</text:a>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en.wikipedia.org/wiki/Madhyamgram" xlink:type="simple">Madhyamgram</text:a></text:p>
          </table:table-cell>
          <table:table-cell office:value-type="float" office:value="196127" calcext:value-type="float">
            <text:p>196127</text:p>
          </table:table-cell>
          <table:table-cell office:value-type="float" office:value="155451" calcext:value-type="float">
            <text:p>155451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en.wikipedia.org/wiki/Bhiwani" xlink:type="simple">Bhiwani</text:a></text:p>
          </table:table-cell>
          <table:table-cell office:value-type="float" office:value="196057" calcext:value-type="float">
            <text:p>196057</text:p>
          </table:table-cell>
          <table:table-cell office:value-type="float" office:value="169531" calcext:value-type="float">
            <text:p>169531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en.wikipedia.org/wiki/Navi_Mumbai" xlink:type="simple">Navi Mumbai</text:a> Panvel Raigad</text:p>
          </table:table-cell>
          <table:table-cell office:value-type="float" office:value="195373" calcext:value-type="float">
            <text:p>195373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en.wikipedia.org/wiki/Baharampur" xlink:type="simple">Baharampur</text:a></text:p>
          </table:table-cell>
          <table:table-cell office:value-type="float" office:value="195223" calcext:value-type="float">
            <text:p>195223</text:p>
          </table:table-cell>
          <table:table-cell office:value-type="float" office:value="160143" calcext:value-type="float">
            <text:p>160143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s://en.wikipedia.org/wiki/Ambala" xlink:type="simple">Ambala</text:a></text:p>
          </table:table-cell>
          <table:table-cell office:value-type="float" office:value="195153" calcext:value-type="float">
            <text:p>195153</text:p>
          </table:table-cell>
          <table:table-cell office:value-type="float" office:value="139279" calcext:value-type="float">
            <text:p>139279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en.wikipedia.org/wiki/Morvi" xlink:type="simple">Morvi</text:a></text:p>
          </table:table-cell>
          <table:table-cell office:value-type="float" office:value="194947" calcext:value-type="float">
            <text:p>194947</text:p>
          </table:table-cell>
          <table:table-cell office:value-type="float" office:value="145719" calcext:value-type="float">
            <text:p>145719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en.wikipedia.org/wiki/Fatehpur,_Uttar_Pradesh" xlink:type="simple">Fatehpur</text:a></text:p>
          </table:table-cell>
          <table:table-cell office:value-type="float" office:value="193193" calcext:value-type="float">
            <text:p>193193</text:p>
          </table:table-cell>
          <table:table-cell office:value-type="float" office:value="151757" calcext:value-type="float">
            <text:p>151757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s://en.wikipedia.org/wiki/Rae_Bareli" xlink:type="simple">Rae Bareli</text:a></text:p>
          </table:table-cell>
          <table:table-cell office:value-type="float" office:value="191316" calcext:value-type="float">
            <text:p>191316</text:p>
          </table:table-cell>
          <table:table-cell office:value-type="float" office:value="169333" calcext:value-type="float">
            <text:p>169333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s://en.wikipedia.org/wiki/Khora" xlink:type="simple">Khora</text:a></text:p>
          </table:table-cell>
          <table:table-cell office:value-type="float" office:value="190005" calcext:value-type="float">
            <text:p>190005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en.wikipedia.org/wiki/Bhusawal" xlink:type="simple">Bhusawal</text:a></text:p>
          </table:table-cell>
          <table:table-cell office:value-type="float" office:value="187421" calcext:value-type="float">
            <text:p>187421</text:p>
          </table:table-cell>
          <table:table-cell office:value-type="float" office:value="172372" calcext:value-type="float">
            <text:p>172372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en.wikipedia.org/wiki/Orai" xlink:type="simple">Orai</text:a></text:p>
          </table:table-cell>
          <table:table-cell office:value-type="float" office:value="187137" calcext:value-type="float">
            <text:p>187137</text:p>
          </table:table-cell>
          <table:table-cell office:value-type="float" office:value="139318" calcext:value-type="float">
            <text:p>139318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en.wikipedia.org/wiki/Bahraich" xlink:type="simple">Bahraich</text:a></text:p>
          </table:table-cell>
          <table:table-cell office:value-type="float" office:value="186223" calcext:value-type="float">
            <text:p>186223</text:p>
          </table:table-cell>
          <table:table-cell office:value-type="float" office:value="168323" calcext:value-type="float">
            <text:p>168323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1">
          <table:table-cell table:style-name="ce1" office:value-type="string" calcext:value-type="string">
            <text:p>251 to 275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text:a xlink:href="https://en.wikipedia.org/wiki/List_of_cities_in_India_by_population#cite_note-CENSUS12-35" xlink:type="simple">[34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s://en.wikipedia.org/wiki/Vellore" xlink:type="simple">Vellore</text:a></text:p>
          </table:table-cell>
          <table:table-cell office:value-type="float" office:value="185803" calcext:value-type="float">
            <text:p>185803</text:p>
          </table:table-cell>
          <table:table-cell office:value-type="float" office:value="177230" calcext:value-type="float">
            <text:p>177230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s://en.wikipedia.org/wiki/Mahesana" xlink:type="simple">Mahesana</text:a></text:p>
          </table:table-cell>
          <table:table-cell office:value-type="float" office:value="184991" calcext:value-type="float">
            <text:p>184991</text:p>
          </table:table-cell>
          <table:table-cell office:value-type="float" office:value="141453" calcext:value-type="float">
            <text:p>141453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s://en.wikipedia.org/wiki/Sambalpur" xlink:type="simple">Sambalpur</text:a></text:p>
          </table:table-cell>
          <table:table-cell office:value-type="float" office:value="184000" calcext:value-type="float">
            <text:p>184000</text:p>
          </table:table-cell>
          <table:table-cell office:value-type="float" office:value="153643" calcext:value-type="float">
            <text:p>153643</text:p>
          </table:table-cell>
          <table:table-cell office:value-type="string" calcext:value-type="string">
            <text:p><text:a xlink:href="https://en.wikipedia.org/wiki/Orissa,_India" xlink:type="simple">Orissa</text:a></text:p>
          </table:table-cell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en.wikipedia.org/wiki/Raiganj" xlink:type="simple">Raiganj</text:a></text:p>
          </table:table-cell>
          <table:table-cell office:value-type="float" office:value="183612" calcext:value-type="float">
            <text:p>183612</text:p>
          </table:table-cell>
          <table:table-cell office:value-type="float" office:value="165212" calcext:value-type="float">
            <text:p>165212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en.wikipedia.org/wiki/Sirsa" xlink:type="simple">Sirsa</text:a></text:p>
          </table:table-cell>
          <table:table-cell office:value-type="float" office:value="182534" calcext:value-type="float">
            <text:p>182534</text:p>
          </table:table-cell>
          <table:table-cell office:value-type="float" office:value="160735" calcext:value-type="float">
            <text:p>160735</text:p>
          </table:table-cell>
          <table:table-cell office:value-type="string" calcext:value-type="string">
            <text:p><text:a xlink:href="https://en.wikipedia.org/wiki/Haryana" xlink:type="simple">Haryana</text:a>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en.wikipedia.org/wiki/Danapur" xlink:type="simple">Danapur</text:a></text:p>
          </table:table-cell>
          <table:table-cell office:value-type="float" office:value="182429" calcext:value-type="float">
            <text:p>182429</text:p>
          </table:table-cell>
          <table:table-cell office:value-type="float" office:value="131176" calcext:value-type="float">
            <text:p>131176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s://en.wikipedia.org/wiki/Serampore" xlink:type="simple">Serampore</text:a></text:p>
          </table:table-cell>
          <table:table-cell office:value-type="float" office:value="181842" calcext:value-type="float">
            <text:p>181842</text:p>
          </table:table-cell>
          <table:table-cell office:value-type="float" office:value="197857" calcext:value-type="float">
            <text:p>197857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en.wikipedia.org/wiki/Sultan_Pur_Majra" xlink:type="simple">Sultan Pur Majra</text:a></text:p>
          </table:table-cell>
          <table:table-cell office:value-type="float" office:value="181554" calcext:value-type="float">
            <text:p>181554</text:p>
          </table:table-cell>
          <table:table-cell office:value-type="float" office:value="164426" calcext:value-type="float">
            <text:p>164426</text:p>
          </table:table-cell>
          <table:table-cell office:value-type="string" calcext:value-type="string">
            <text:p><text:a xlink:href="https://en.wikipedia.org/wiki/Delhi" xlink:type="simple">Delhi</text:a>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en.wikipedia.org/wiki/Guna,_India" xlink:type="simple">Guna</text:a></text:p>
          </table:table-cell>
          <table:table-cell office:value-type="float" office:value="180935" calcext:value-type="float">
            <text:p>180935</text:p>
          </table:table-cell>
          <table:table-cell office:value-type="float" office:value="137175" calcext:value-type="float">
            <text:p>137175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s://en.wikipedia.org/wiki/Jaunpur,_Uttar_Pradesh" xlink:type="simple">Jaunpur</text:a></text:p>
          </table:table-cell>
          <table:table-cell office:value-type="float" office:value="180362" calcext:value-type="float">
            <text:p>180362</text:p>
          </table:table-cell>
          <table:table-cell office:value-type="float" office:value="160055" calcext:value-type="float">
            <text:p>160055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en.wikipedia.org/wiki/Panvel" xlink:type="simple">Panvel</text:a></text:p>
          </table:table-cell>
          <table:table-cell office:value-type="float" office:value="180020" calcext:value-type="float">
            <text:p>180020</text:p>
          </table:table-cell>
          <table:table-cell office:value-type="float" office:value="104058" calcext:value-type="float">
            <text:p>104058</text:p>
          </table:table-cell>
          <table:table-cell office:value-type="string" calcext:value-type="string">
            <text:p><text:a xlink:href="https://en.wikipedia.org/wiki/Maharashtra" xlink:type="simple">Maharashtra</text:a>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en.wikipedia.org/wiki/Shivpuri" xlink:type="simple">Shivpuri</text:a></text:p>
          </table:table-cell>
          <table:table-cell office:value-type="float" office:value="179977" calcext:value-type="float">
            <text:p>179977</text:p>
          </table:table-cell>
          <table:table-cell office:value-type="float" office:value="146892" calcext:value-type="float">
            <text:p>146892</text:p>
          </table:table-cell>
          <table:table-cell office:value-type="string" calcext:value-type="string">
            <text:p><text:a xlink:href="https://en.wikipedia.org/wiki/Madhya_Pradesh" xlink:type="simple">Madhya Pradesh</text:a>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en.wikipedia.org/wiki/Surendranagar_Dudhrej" xlink:type="simple">Surendranagar Dudhrej</text:a></text:p>
          </table:table-cell>
          <table:table-cell office:value-type="float" office:value="177851" calcext:value-type="float">
            <text:p>177851</text:p>
          </table:table-cell>
          <table:table-cell office:value-type="float" office:value="156161" calcext:value-type="float">
            <text:p>156161</text:p>
          </table:table-cell>
          <table:table-cell office:value-type="string" calcext:value-type="string">
            <text:p><text:a xlink:href="https://en.wikipedia.org/wiki/Gujarat" xlink:type="simple">Gujarat</text:a>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ipedia.org/wiki/Unnao" xlink:type="simple">Unnao</text:a></text:p>
          </table:table-cell>
          <table:table-cell office:value-type="float" office:value="177658" calcext:value-type="float">
            <text:p>177658</text:p>
          </table:table-cell>
          <table:table-cell office:value-type="float" office:value="144662" calcext:value-type="float">
            <text:p>144662</text:p>
          </table:table-cell>
          <table:table-cell office:value-type="string" calcext:value-type="string">
            <text:p><text:a xlink:href="https://en.wikipedia.org/wiki/Uttar_Pradesh" xlink:type="simple">Uttar Pradesh</text:a>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ipedia.org/wiki/Hugli-Chinsura" xlink:type="simple">Hugli</text:a> and <text:a xlink:href="https://en.wikipedia.org/wiki/Chinsurah" xlink:type="simple">Chinsurah</text:a></text:p>
          </table:table-cell>
          <table:table-cell office:value-type="float" office:value="177259" calcext:value-type="float">
            <text:p>177259</text:p>
          </table:table-cell>
          <table:table-cell office:value-type="float" office:value="170201" calcext:value-type="float">
            <text:p>170201</text:p>
          </table:table-cell>
          <table:table-cell office:value-type="string" calcext:value-type="string">
            <text:p><text:a xlink:href="https://en.wikipedia.org/wiki/West_Bengal" xlink:type="simple">West Bengal</text:a></text:p>
          </table:table-cell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s://en.wikipedia.org/wiki/Alappuzha" xlink:type="simple">Alappuzha</text:a></text:p>
          </table:table-cell>
          <table:table-cell office:value-type="float" office:value="174164" calcext:value-type="float">
            <text:p>174164</text:p>
          </table:table-cell>
          <table:table-cell office:value-type="float" office:value="177029" calcext:value-type="float">
            <text:p>177029</text:p>
          </table:table-cell>
          <table:table-cell office:value-type="string" calcext:value-type="string">
            <text:p><text:a xlink:href="https://en.wikipedia.org/wiki/Kerala" xlink:type="simple">Kerala</text:a></text:p>
          </table:table-cell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en.wikipedia.org/wiki/Kottayam" xlink:type="simple">Kottayam</text:a></text:p>
          </table:table-cell>
          <table:table-cell office:value-type="float" office:value="172878" calcext:value-type="float">
            <text:p>172878</text:p>
          </table:table-cell>
          <table:table-cell office:value-type="float" office:value="129894" calcext:value-type="float">
            <text:p>129894</text:p>
          </table:table-cell>
          <table:table-cell office:value-type="string" calcext:value-type="string">
            <text:p><text:a xlink:href="https://en.wikipedia.org/wiki/Kerala" xlink:type="simple">Kerala</text:a></text:p>
          </table:table-cell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s://en.wikipedia.org/wiki/Machilipatnam" xlink:type="simple">Machilipatnam</text:a></text:p>
          </table:table-cell>
          <table:table-cell office:value-type="float" office:value="169892" calcext:value-type="float">
            <text:p>169892</text:p>
          </table:table-cell>
          <table:table-cell office:value-type="float" office:value="179353" calcext:value-type="float">
            <text:p>179353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s://en.wikipedia.org/wiki/Shimla" xlink:type="simple">Shimla</text:a></text:p>
          </table:table-cell>
          <table:table-cell office:value-type="float" office:value="169578" calcext:value-type="float">
            <text:p>169578</text:p>
          </table:table-cell>
          <table:table-cell office:value-type="float" office:value="142555" calcext:value-type="float">
            <text:p>142555</text:p>
          </table:table-cell>
          <table:table-cell office:value-type="string" calcext:value-type="string">
            <text:p><text:a xlink:href="https://en.wikipedia.org/wiki/Himachal_Pradesh" xlink:type="simple">Himachal Pradesh</text:a>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s://en.wikipedia.org/wiki/Adoni" xlink:type="simple">Adoni</text:a></text:p>
          </table:table-cell>
          <table:table-cell office:value-type="float" office:value="166537" calcext:value-type="float">
            <text:p>166537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en.wikipedia.org/wiki/Udupi" xlink:type="simple">Udupi</text:a></text:p>
          </table:table-cell>
          <table:table-cell office:value-type="float" office:value="165401" calcext:value-type="float">
            <text:p>165401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Karnataka" xlink:type="simple">Karnataka</text:a>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s://en.wikipedia.org/wiki/Tenali" xlink:type="simple">Tenali</text:a></text:p>
          </table:table-cell>
          <table:table-cell office:value-type="float" office:value="164937" calcext:value-type="float">
            <text:p>164937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s://en.wikipedia.org/wiki/Proddatur" xlink:type="simple">Proddatur</text:a></text:p>
          </table:table-cell>
          <table:table-cell office:value-type="float" office:value="162717" calcext:value-type="float">
            <text:p>162717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en.wikipedia.org/wiki/Saharsa" xlink:type="simple">Saharsa</text:a></text:p>
          </table:table-cell>
          <table:table-cell office:value-type="float" office:value="155175" calcext:value-type="float">
            <text:p>155175</text:p>
          </table:table-cell>
          <table:table-cell office:value-type="string" calcext:value-type="string">
            <text:p>125,167<text:a xlink:href="https://en.wikipedia.org/wiki/List_of_cities_in_India_by_population#cite_note-38" xlink:type="simple">[37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en.wikipedia.org/wiki/Hindupur" xlink:type="simple">Hindupur</text:a></text:p>
          </table:table-cell>
          <table:table-cell office:value-type="float" office:value="151835" calcext:value-type="float">
            <text:p>151835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s://en.wikipedia.org/wiki/Sasaram" xlink:type="simple">Sasaram</text:a></text:p>
          </table:table-cell>
          <table:table-cell office:value-type="float" office:value="147396" calcext:value-type="float">
            <text:p>147396</text:p>
          </table:table-cell>
          <table:table-cell office:value-type="string" calcext:value-type="string">
            <text:p>131,172<text:a xlink:href="https://en.wikipedia.org/wiki/List_of_cities_in_India_by_population#cite_note-Rohtas-39" xlink:type="simple">[38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1">
          <table:table-cell table:style-name="ce1" office:value-type="string" calcext:value-type="string">
            <text:p>277 to 300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Population</text:p>
            <text:p>(2011)<text:a xlink:href="https://en.wikipedia.org/wiki/List_of_cities_in_India_by_population#cite_note-Cities1Lakhandabove-3" xlink:type="simple">[3]</text:a><text:a xlink:href="https://en.wikipedia.org/wiki/List_of_cities_in_India_by_population#cite_note-CENSUS12-35" xlink:type="simple">[34]</text:a></text:p>
          </table:table-cell>
          <table:table-cell table:style-name="ce2" office:value-type="string" calcext:value-type="string">
            <text:p>Population</text:p>
            <text:p>(2001)</text:p>
          </table:table-cell>
          <table:table-cell table:style-name="ce2" office:value-type="string" calcext:value-type="string">
            <text:p>State or union territory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en.wikipedia.org/wiki/Hajipur" xlink:type="simple">Hajipur</text:a></text:p>
          </table:table-cell>
          <table:table-cell office:value-type="float" office:value="147126" calcext:value-type="float">
            <text:p>147126</text:p>
          </table:table-cell>
          <table:table-cell office:value-type="string" calcext:value-type="string">
            <text:p>119,412<text:a xlink:href="https://en.wikipedia.org/wiki/List_of_cities_in_India_by_population#cite_note-40" xlink:type="simple">[39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s://en.wikipedia.org/wiki/Bhimavaram" xlink:type="simple">Bhimavaram</text:a></text:p>
          </table:table-cell>
          <table:table-cell office:value-type="float" office:value="142280" calcext:value-type="float">
            <text:p>142280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en.wikipedia.org/wiki/Kumbakonam" xlink:type="simple">Kumbakonam</text:a></text:p>
          </table:table-cell>
          <table:table-cell office:value-type="float" office:value="140056" calcext:value-type="float">
            <text:p>140056</text:p>
          </table:table-cell>
          <table:table-cell office:value-type="float" office:value="144021" calcext:value-type="float">
            <text:p>144021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s://en.wikipedia.org/wiki/Dehri" xlink:type="simple">Dehri</text:a></text:p>
          </table:table-cell>
          <table:table-cell office:value-type="float" office:value="137068" calcext:value-type="float">
            <text:p>137068</text:p>
          </table:table-cell>
          <table:table-cell office:value-type="string" calcext:value-type="string">
            <text:p>119,057<text:a xlink:href="https://en.wikipedia.org/wiki/List_of_cities_in_India_by_population#cite_note-Rohtas-39" xlink:type="simple">[38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en.wikipedia.org/wiki/Madanapalle" xlink:type="simple">Madanapalle</text:a></text:p>
          </table:table-cell>
          <table:table-cell office:value-type="float" office:value="135669" calcext:value-type="float">
            <text:p>135669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en.wikipedia.org/wiki/Siwan,_Bihar" xlink:type="simple">Siwan</text:a></text:p>
          </table:table-cell>
          <table:table-cell office:value-type="float" office:value="134458" calcext:value-type="float">
            <text:p>134458</text:p>
          </table:table-cell>
          <table:table-cell office:value-type="string" calcext:value-type="string">
            <text:p>109,919<text:a xlink:href="https://en.wikipedia.org/wiki/List_of_cities_in_India_by_population#cite_note-41" xlink:type="simple">[40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en.wikipedia.org/wiki/Bettiah" xlink:type="simple">Bettiah</text:a></text:p>
          </table:table-cell>
          <table:table-cell office:value-type="float" office:value="132896" calcext:value-type="float">
            <text:p>132896</text:p>
          </table:table-cell>
          <table:table-cell office:value-type="string" calcext:value-type="string">
            <text:p>116,670<text:a xlink:href="https://en.wikipedia.org/wiki/List_of_cities_in_India_by_population#cite_note-PaschimChamparan-42" xlink:type="simple">[41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s://en.wikipedia.org/wiki/Guntakal" xlink:type="simple">Guntakal</text:a></text:p>
          </table:table-cell>
          <table:table-cell office:value-type="float" office:value="126270" calcext:value-type="float">
            <text:p>126270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s://en.wikipedia.org/wiki/Srikakulam" xlink:type="simple">Srikakulam</text:a></text:p>
          </table:table-cell>
          <table:table-cell office:value-type="float" office:value="125939" calcext:value-type="float">
            <text:p>125939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en.wikipedia.org/wiki/Motihari" xlink:type="simple">Motihari</text:a></text:p>
          </table:table-cell>
          <table:table-cell office:value-type="float" office:value="125183" calcext:value-type="float">
            <text:p>125183</text:p>
          </table:table-cell>
          <table:table-cell office:value-type="string" calcext:value-type="string">
            <text:p>100,683<text:a xlink:href="https://en.wikipedia.org/wiki/List_of_cities_in_India_by_population#cite_note-43" xlink:type="simple">[42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en.wikipedia.org/wiki/Dharmavaram,_Anantapur_district" xlink:type="simple">Dharmavaram</text:a></text:p>
          </table:table-cell>
          <table:table-cell office:value-type="float" office:value="121874" calcext:value-type="float">
            <text:p>121874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en.wikipedia.org/wiki/Gudivada" xlink:type="simple">Gudivada</text:a></text:p>
          </table:table-cell>
          <table:table-cell office:value-type="float" office:value="118167" calcext:value-type="float">
            <text:p>118167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s://en.wikipedia.org/wiki/Phagwara" xlink:type="simple">Phagwara</text:a></text:p>
          </table:table-cell>
          <table:table-cell office:value-type="float" office:value="117966" calcext:value-type="float">
            <text:p>117966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Punjab" xlink:type="simple">Punjab</text:a></text:p>
          </table:table-cell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s://en.wikipedia.org/wiki/Narasaraopet" xlink:type="simple">Narasaraopet</text:a></text:p>
          </table:table-cell>
          <table:table-cell office:value-type="float" office:value="116250" calcext:value-type="float">
            <text:p>116250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s://en.wikipedia.org/wiki/Suryapet" xlink:type="simple">Suryapet</text:a></text:p>
          </table:table-cell>
          <table:table-cell office:value-type="float" office:value="115250" calcext:value-type="float">
            <text:p>115250</text:p>
          </table:table-cell>
          <table:table-cell office:value-type="float" office:value="94585" calcext:value-type="float">
            <text:p>94585</text:p>
          </table:table-cell>
          <table:table-cell office:value-type="string" calcext:value-type="string">
            <text:p><text:a xlink:href="https://en.wikipedia.org/wiki/Telangana" xlink:type="simple">Telangana</text:a>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s://en.wikipedia.org/wiki/Bagaha" xlink:type="simple">Bagaha</text:a></text:p>
          </table:table-cell>
          <table:table-cell office:value-type="float" office:value="113012" calcext:value-type="float">
            <text:p>113012</text:p>
          </table:table-cell>
          <table:table-cell office:value-type="string" calcext:value-type="string">
            <text:p>91,467<text:a xlink:href="https://en.wikipedia.org/wiki/List_of_cities_in_India_by_population#cite_note-PaschimChamparan-42" xlink:type="simple">[41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en.wikipedia.org/wiki/Tadipatri" xlink:type="simple">Tadipatri</text:a></text:p>
          </table:table-cell>
          <table:table-cell office:value-type="float" office:value="108171" calcext:value-type="float">
            <text:p>108171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s://en.wikipedia.org/wiki/Kishanganj" xlink:type="simple">Kishanganj</text:a></text:p>
          </table:table-cell>
          <table:table-cell office:value-type="float" office:value="107076" calcext:value-type="float">
            <text:p>107076</text:p>
          </table:table-cell>
          <table:table-cell office:value-type="string" calcext:value-type="string">
            <text:p>85,590<text:a xlink:href="https://en.wikipedia.org/wiki/List_of_cities_in_India_by_population#cite_note-44" xlink:type="simple">[43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s://en.wikipedia.org/wiki/Karaikudi" xlink:type="simple">Karaikudi</text:a></text:p>
          </table:table-cell>
          <table:table-cell office:value-type="float" office:value="106714" calcext:value-type="float">
            <text:p>106714</text:p>
          </table:table-cell>
          <table:table-cell office:value-type="float" office:value="86596" calcext:value-type="float">
            <text:p>86596</text:p>
          </table:table-cell>
          <table:table-cell office:value-type="string" calcext:value-type="string">
            <text:p><text:a xlink:href="https://en.wikipedia.org/wiki/Tamil_Nadu" xlink:type="simple">Tamil Nadu</text:a></text:p>
          </table:table-cell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s://en.wikipedia.org/wiki/Miryalaguda" xlink:type="simple">Miryalaguda</text:a></text:p>
          </table:table-cell>
          <table:table-cell office:value-type="float" office:value="109891" calcext:value-type="float">
            <text:p>109891</text:p>
          </table:table-cell>
          <table:table-cell office:value-type="float" office:value="91395" calcext:value-type="float">
            <text:p>91395</text:p>
          </table:table-cell>
          <table:table-cell office:value-type="string" calcext:value-type="string">
            <text:p><text:a xlink:href="https://en.wikipedia.org/wiki/Telangana" xlink:type="simple">Telangana</text:a>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s://en.wikipedia.org/wiki/Jamalpur,_Bihar" xlink:type="simple">Jamalpur</text:a></text:p>
          </table:table-cell>
          <table:table-cell office:value-type="float" office:value="105221" calcext:value-type="float">
            <text:p>105221</text:p>
          </table:table-cell>
          <table:table-cell office:value-type="string" calcext:value-type="string">
            <text:p>96,983<text:a xlink:href="https://en.wikipedia.org/wiki/List_of_cities_in_India_by_population#cite_note-45" xlink:type="simple">[44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en.wikipedia.org/wiki/Kavali" xlink:type="simple">Kavali</text:a></text:p>
          </table:table-cell>
          <table:table-cell office:value-type="float" office:value="104000" calcext:value-type="float">
            <text:p>104000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en.wikipedia.org/wiki/Tadepalligudem" xlink:type="simple">Tadepalligudem</text:a></text:p>
          </table:table-cell>
          <table:table-cell office:value-type="float" office:value="103906" calcext:value-type="float">
            <text:p>103906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s://en.wikipedia.org/wiki/Amaravati" xlink:type="simple">Amaravati</text:a></text:p>
          </table:table-cell>
          <table:table-cell office:value-type="float" office:value="103000" calcext:value-type="float">
            <text:p>103000</text:p>
          </table:table-cell>
          <table:table-cell office:value-type="string" calcext:value-type="string">
            <text:p>―</text:p>
          </table:table-cell>
          <table:table-cell office:value-type="string" calcext:value-type="string">
            <text:p><text:a xlink:href="https://en.wikipedia.org/wiki/Andhra_Pradesh" xlink:type="simple">Andhra Pradesh</text:a></text:p>
          </table:table-cell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s://en.wikipedia.org/wiki/Buxar" xlink:type="simple">Buxar</text:a></text:p>
          </table:table-cell>
          <table:table-cell office:value-type="float" office:value="102591" calcext:value-type="float">
            <text:p>102591</text:p>
          </table:table-cell>
          <table:table-cell office:value-type="string" calcext:value-type="string">
            <text:p>83,168<text:a xlink:href="https://en.wikipedia.org/wiki/List_of_cities_in_India_by_population#cite_note-46" xlink:type="simple">[45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en.wikipedia.org/wiki/Jehanabad" xlink:type="simple">Jehanabad</text:a></text:p>
          </table:table-cell>
          <table:table-cell office:value-type="float" office:value="102456" calcext:value-type="float">
            <text:p>102456</text:p>
          </table:table-cell>
          <table:table-cell office:value-type="string" calcext:value-type="string">
            <text:p>81,503<text:a xlink:href="https://en.wikipedia.org/wiki/List_of_cities_in_India_by_population#cite_note-47" xlink:type="simple">[46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s://en.wikipedia.org/wiki/Aurangabad,_Bihar" xlink:type="simple">Aurangabad</text:a></text:p>
          </table:table-cell>
          <table:table-cell office:value-type="float" office:value="101520" calcext:value-type="float">
            <text:p>101520</text:p>
          </table:table-cell>
          <table:table-cell office:value-type="string" calcext:value-type="string">
            <text:p>79,393<text:a xlink:href="https://en.wikipedia.org/wiki/List_of_cities_in_India_by_population#cite_note-48" xlink:type="simple">[47]</text:a></text:p>
          </table:table-cell>
          <table:table-cell office:value-type="string" calcext:value-type="string">
            <text:p><text:a xlink:href="https://en.wikipedia.org/wiki/Bihar" xlink:type="simple">Bihar</text:a></text:p>
          </table:table-cell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en.wikipedia.org/wiki/Gangtok" xlink:type="simple">Gangtok</text:a><text:a xlink:href="https://en.wikipedia.org/wiki/List_of_cities_in_India_by_population#cite_note-49" xlink:type="simple">[48]</text:a></text:p>
          </table:table-cell>
          <table:table-cell office:value-type="float" office:value="100286" calcext:value-type="float">
            <text:p>100286</text:p>
          </table:table-cell>
          <table:table-cell office:value-type="float" office:value="29354" calcext:value-type="float">
            <text:p>29354</text:p>
          </table:table-cell>
          <table:table-cell office:value-type="string" calcext:value-type="string">
            <text:p><text:a xlink:href="https://en.wikipedia.org/wiki/Sikkim" xlink:type="simple">Sikki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0:52:39.534272967</meta:creation-date>
    <dc:date>2019-01-03T21:02:26.326530810</dc:date>
    <meta:editing-duration>PT9M56S</meta:editing-duration>
    <meta:editing-cycles>1</meta:editing-cycles>
    <meta:document-statistic meta:table-count="1" meta:cell-count="1456" meta:object-count="0"/>
    <meta:generator>LibreOffice/6.1.2.1$Linux_X86_64 LibreOffice_project/10$Build-1</meta:generator>
  </office:meta>
</office:document-meta>
</file>